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rial3" svg:font-family="Arial" style:font-family-generic="swiss"/>
    <style:font-face style:name="Arial" svg:font-family="Arial" style:font-adornments="Regular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.6715in" fo:margin-top="0in" fo:margin-bottom="0in" table:align="center" style:writing-mode="lr-tb"/>
    </style:style>
    <style:style style:name="Table1.A" style:family="table-column">
      <style:table-column-properties style:column-width="1.0847in"/>
    </style:style>
    <style:style style:name="Table1.B" style:family="table-column">
      <style:table-column-properties style:column-width="0.58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80caab" officeooo:paragraph-rsid="0080caab"/>
    </style:style>
    <style:style style:name="P2" style:family="paragraph" style:parent-style-name="Standard">
      <style:paragraph-properties fo:text-align="end" style:justify-single-word="false"/>
      <style:text-properties fo:language="de" fo:country="DE" officeooo:paragraph-rsid="0013ba9c"/>
    </style:style>
    <style:style style:name="P3" style:family="paragraph" style:parent-style-name="Standard">
      <style:paragraph-properties fo:line-height="200%" fo:text-align="justify" style:justify-single-word="false"/>
      <style:text-properties fo:language="de" fo:country="DE" officeooo:paragraph-rsid="0013ba9c"/>
    </style:style>
    <style:style style:name="P4" style:family="paragraph" style:parent-style-name="Standard">
      <style:paragraph-properties fo:text-align="start" style:justify-single-word="false" fo:orphans="2" fo:widows="2" fo:hyphenation-ladder-count="no-limit" style:vertical-align="auto"/>
      <style:text-properties style:font-name="Arial3" fo:language="de" fo:country="DE" officeooo:paragraph-rsid="0013ba9c" style:language-asian="zh" style:country-asian="CN" style:font-name-complex="Arial4" style:language-complex="hi" style:country-complex="IN" fo:hyphenate="true" fo:hyphenation-remain-char-count="2" fo:hyphenation-push-char-count="2"/>
    </style:style>
    <style:style style:name="P5" style:family="paragraph" style:parent-style-name="Contents_20_Heading">
      <style:paragraph-properties fo:break-before="page"/>
      <style:text-properties officeooo:paragraph-rsid="0013ba9c"/>
    </style:style>
    <style:style style:name="P6" style:family="paragraph" style:parent-style-name="Default">
      <style:paragraph-properties fo:text-align="center" style:justify-single-word="false"/>
      <style:text-properties style:font-name="Arial3" fo:language="de" fo:country="DE" officeooo:paragraph-rsid="0013ba9c" style:language-asian="zh" style:country-asian="CN" style:language-complex="hi" style:country-complex="IN"/>
    </style:style>
    <style:style style:name="P7" style:family="paragraph" style:parent-style-name="Default">
      <style:text-properties style:font-name="Arial3" fo:language="de" fo:country="DE" officeooo:paragraph-rsid="0013ba9c" style:language-asian="zh" style:country-asian="CN" style:language-complex="hi" style:country-complex="IN"/>
    </style:style>
    <style:style style:name="P8" style:family="paragraph" style:parent-style-name="Default">
      <style:paragraph-properties fo:text-align="center" style:justify-single-word="false"/>
      <style:text-properties style:font-name="Arial3" fo:font-size="20pt" fo:language="de" fo:country="DE" fo:font-weight="bold" officeooo:paragraph-rsid="0013ba9c" style:font-size-asian="20pt" style:language-asian="zh" style:country-asian="CN" style:font-weight-asian="bold" style:font-size-complex="20pt" style:language-complex="hi" style:country-complex="IN" style:font-weight-complex="bold"/>
    </style:style>
    <style:style style:name="P9" style:family="paragraph" style:parent-style-name="Default">
      <style:paragraph-properties fo:text-align="center" style:justify-single-word="false"/>
      <style:text-properties style:font-name="Arial3" fo:font-size="20pt" fo:language="de" fo:country="DE" officeooo:paragraph-rsid="0013ba9c" style:font-size-asian="20pt" style:language-asian="zh" style:country-asian="CN" style:font-size-complex="20pt" style:language-complex="hi" style:country-complex="IN"/>
    </style:style>
    <style:style style:name="P10" style:family="paragraph" style:parent-style-name="Default">
      <style:text-properties style:font-name="Arial3" fo:font-size="20pt" fo:language="de" fo:country="DE" officeooo:paragraph-rsid="0013ba9c" style:font-size-asian="20pt" style:language-asian="zh" style:country-asian="CN" style:font-size-complex="20pt" style:language-complex="hi" style:country-complex="IN"/>
    </style:style>
    <style:style style:name="P11" style:family="paragraph" style:parent-style-name="Default">
      <style:paragraph-properties fo:text-align="center" style:justify-single-word="false"/>
      <style:text-properties style:font-name="Arial3" fo:font-size="14pt" fo:language="de" fo:country="DE" officeooo:paragraph-rsid="0013ba9c" style:font-size-asian="14pt" style:language-asian="zh" style:country-asian="CN" style:font-size-complex="14pt" style:language-complex="hi" style:country-complex="IN"/>
    </style:style>
    <style:style style:name="P12" style:family="paragraph" style:parent-style-name="Default">
      <style:text-properties style:font-name="Arial3" fo:font-size="11.5pt" fo:language="de" fo:country="DE" officeooo:paragraph-rsid="0013ba9c" style:font-size-asian="11.5pt" style:language-asian="zh" style:country-asian="CN" style:font-size-complex="11.5pt" style:language-complex="hi" style:country-complex="IN"/>
    </style:style>
    <style:style style:name="P13" style:family="paragraph" style:parent-style-name="Text_20_body">
      <style:text-properties fo:color="#00000a" style:font-name="Arial3" fo:font-size="12pt" fo:language="de" fo:country="DE" fo:font-weight="normal" officeooo:rsid="001f736c" officeooo:paragraph-rsid="001c66b0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14" style:family="paragraph" style:parent-style-name="Text_20_body">
      <style:text-properties fo:color="#00000a" style:font-name="Arial3" fo:font-size="12pt" fo:language="de" fo:country="DE" fo:font-weight="normal" officeooo:rsid="00209ed7" officeooo:paragraph-rsid="001c66b0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15" style:family="paragraph" style:parent-style-name="Text_20_body">
      <style:text-properties fo:color="#00000a" style:font-name="Arial3" fo:font-size="12pt" fo:language="de" fo:country="DE" fo:font-weight="normal" officeooo:rsid="00209ed7" officeooo:paragraph-rsid="00599d3b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16" style:family="paragraph" style:parent-style-name="Text_20_body">
      <style:text-properties fo:color="#00000a" style:font-name="Arial3" fo:font-size="12pt" fo:language="de" fo:country="DE" fo:font-weight="normal" officeooo:rsid="00209ed7" officeooo:paragraph-rsid="0062723e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17" style:family="paragraph" style:parent-style-name="Text_20_body">
      <style:text-properties fo:color="#00000a" style:font-name="Arial3" fo:font-size="12pt" fo:language="de" fo:country="DE" fo:font-weight="normal" officeooo:rsid="00209ed7" officeooo:paragraph-rsid="0063c5bd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normal" officeooo:rsid="0056d1e7" officeooo:paragraph-rsid="0056d1e7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normal" officeooo:rsid="0056d1e7" officeooo:paragraph-rsid="00599d3b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normal" officeooo:rsid="0056d1e7" officeooo:paragraph-rsid="0057ab27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56d1e7" officeooo:paragraph-rsid="0056d1e7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1d7c1c" officeooo:paragraph-rsid="001c66b0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23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1d7c1c" officeooo:paragraph-rsid="005b8bf1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1d7c1c" officeooo:paragraph-rsid="005c9999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25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1d7c1c" officeooo:paragraph-rsid="005f249e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1d7c1c" officeooo:paragraph-rsid="0060a82f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27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1d7c1c" officeooo:paragraph-rsid="00599d3b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28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1d7c1c" officeooo:paragraph-rsid="0063c5bd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29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1d7c1c" officeooo:paragraph-rsid="00880292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30" style:family="paragraph" style:parent-style-name="Text_20_body">
      <style:text-properties fo:color="#00000a" style:font-name="Arial3" fo:font-size="12pt" fo:language="de" fo:country="DE" fo:font-weight="normal" officeooo:rsid="001d7c1c" officeooo:paragraph-rsid="0063c5bd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31" style:family="paragraph" style:parent-style-name="Text_20_body">
      <style:text-properties fo:color="#00000a" style:font-name="Arial3" fo:font-size="12pt" fo:language="de" fo:country="DE" fo:font-weight="normal" officeooo:rsid="00599d3b" officeooo:paragraph-rsid="00599d3b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32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599d3b" officeooo:paragraph-rsid="00599d3b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normal" officeooo:rsid="0059fe89" officeooo:paragraph-rsid="005b8bf1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normal" officeooo:rsid="0059fe89" officeooo:paragraph-rsid="005dcc2c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35" style:family="paragraph" style:parent-style-name="Text_20_body">
      <style:text-properties fo:color="#00000a" style:font-name="Arial3" fo:font-size="12pt" fo:language="de" fo:country="DE" fo:font-weight="normal" officeooo:rsid="0059fe89" officeooo:paragraph-rsid="0059fe89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normal" officeooo:rsid="005b8bf1" officeooo:paragraph-rsid="005b8bf1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normal" officeooo:rsid="005b8bf1" officeooo:paragraph-rsid="005f249e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normal" officeooo:rsid="005b8bf1" officeooo:paragraph-rsid="0060a82f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39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5b8bf1" officeooo:paragraph-rsid="005b8bf1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40" style:family="paragraph" style:parent-style-name="Text_20_body">
      <style:text-properties fo:color="#00000a" style:font-name="Arial3" fo:font-size="12pt" fo:language="de" fo:country="DE" fo:font-weight="normal" officeooo:rsid="005134cb" officeooo:paragraph-rsid="00599d3b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41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5134cb" officeooo:paragraph-rsid="00599d3b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42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5134cb" officeooo:paragraph-rsid="0060a82f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normal" officeooo:rsid="005134cb" officeooo:paragraph-rsid="00599d3b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44" style:family="paragraph" style:parent-style-name="Text_20_body">
      <style:text-properties fo:color="#00000a" style:font-name="Arial3" fo:font-size="12pt" fo:language="de" fo:country="DE" fo:font-weight="normal" officeooo:rsid="005134cb" officeooo:paragraph-rsid="005134cb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normal" officeooo:rsid="005f249e" officeooo:paragraph-rsid="005f249e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normal" officeooo:rsid="005f249e" officeooo:paragraph-rsid="0060a82f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47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5f249e" officeooo:paragraph-rsid="0060a82f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normal" officeooo:rsid="0060a82f" officeooo:paragraph-rsid="0060a82f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49" style:family="paragraph" style:parent-style-name="Text_20_body">
      <style:text-properties fo:color="#00000a" style:font-name="Arial3" fo:font-size="12pt" fo:language="de" fo:country="DE" fo:font-weight="normal" officeooo:rsid="0062723e" officeooo:paragraph-rsid="0062723e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50" style:family="paragraph" style:parent-style-name="Text_20_body">
      <style:text-properties fo:color="#00000a" style:font-name="Arial3" fo:font-size="12pt" fo:language="de" fo:country="DE" fo:font-weight="normal" officeooo:rsid="0062723e" officeooo:paragraph-rsid="0063c5bd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51" style:family="paragraph" style:parent-style-name="Text_20_body">
      <style:text-properties fo:color="#00000a" style:font-name="Arial3" fo:font-size="12pt" fo:language="de" fo:country="DE" fo:font-weight="normal" officeooo:rsid="006cd330" officeooo:paragraph-rsid="006cd330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52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6cd330" officeooo:paragraph-rsid="006cd330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normal" officeooo:rsid="006cd330" officeooo:paragraph-rsid="007070c9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54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7070c9" officeooo:paragraph-rsid="007070c9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55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7070c9" officeooo:paragraph-rsid="007202c2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normal" officeooo:rsid="0072f53e" officeooo:paragraph-rsid="0074bd8b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57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72f53e" officeooo:paragraph-rsid="0074bd8b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58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74bd8b" officeooo:paragraph-rsid="0074bd8b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59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74bd8b" officeooo:paragraph-rsid="0076b60d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normal" officeooo:rsid="0074bd8b" officeooo:paragraph-rsid="0074bd8b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61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normal" officeooo:rsid="0077d902" officeooo:paragraph-rsid="0077d902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normal" officeooo:rsid="0077d902" officeooo:paragraph-rsid="0077d902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63" style:family="paragraph" style:parent-style-name="Text_20_body">
      <style:text-properties fo:color="#00000a" style:font-name="Arial3" fo:font-size="12pt" fo:language="de" fo:country="DE" fo:font-weight="bold" officeooo:rsid="0055446e" officeooo:paragraph-rsid="0055446e" style:font-name-asian="Arial4" style:font-size-asian="12pt" style:language-asian="zh" style:country-asian="CN" style:font-weight-asian="bold" style:font-name-complex="Arial4" style:font-size-complex="12pt" style:language-complex="hi" style:country-complex="IN" style:font-weight-complex="bold"/>
    </style:style>
    <style:style style:name="P64" style:family="paragraph" style:parent-style-name="Text_20_body">
      <style:text-properties fo:color="#00000a" style:font-name="Arial3" fo:font-size="12pt" fo:language="de" fo:country="DE" fo:font-weight="bold" officeooo:rsid="00599d3b" officeooo:paragraph-rsid="00599d3b" style:font-name-asian="Arial4" style:font-size-asian="12pt" style:language-asian="zh" style:country-asian="CN" style:font-weight-asian="bold" style:font-name-complex="Arial4" style:font-size-complex="12pt" style:language-complex="hi" style:country-complex="IN" style:font-weight-complex="bold"/>
    </style:style>
    <style:style style:name="P65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bold" officeooo:rsid="0018ce92" officeooo:paragraph-rsid="005b8bf1" style:font-name-asian="Arial4" style:font-size-asian="12pt" style:language-asian="zh" style:country-asian="CN" style:font-weight-asian="bold" style:font-name-complex="Arial4" style:font-size-complex="12pt" style:language-complex="hi" style:country-complex="IN" style:font-weight-complex="bold"/>
    </style:style>
    <style:style style:name="P66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bold" officeooo:rsid="005134cb" officeooo:paragraph-rsid="00599d3b" style:font-name-asian="Arial4" style:font-size-asian="12pt" style:language-asian="zh" style:country-asian="CN" style:font-weight-asian="bold" style:font-name-complex="Arial4" style:font-size-complex="12pt" style:language-complex="hi" style:country-complex="IN" style:font-weight-complex="bold"/>
    </style:style>
    <style:style style:name="P67" style:family="paragraph" style:parent-style-name="Text_20_body">
      <style:text-properties fo:color="#00000a" style:font-name="Arial3" fo:font-size="12pt" fo:language="de" fo:country="DE" fo:font-weight="bold" officeooo:rsid="005134cb" officeooo:paragraph-rsid="00599d3b" style:font-name-asian="Arial4" style:font-size-asian="12pt" style:language-asian="zh" style:country-asian="CN" style:font-weight-asian="bold" style:font-name-complex="Arial4" style:font-size-complex="12pt" style:language-complex="hi" style:country-complex="IN" style:font-weight-complex="bold"/>
    </style:style>
    <style:style style:name="P68" style:family="paragraph" style:parent-style-name="Text_20_body">
      <style:text-properties fo:color="#00000a" style:font-name="Arial3" fo:font-size="12pt" fo:language="de" fo:country="DE" fo:font-weight="bold" officeooo:rsid="005134cb" officeooo:paragraph-rsid="005134cb" style:font-name-asian="Arial4" style:font-size-asian="12pt" style:language-asian="zh" style:country-asian="CN" style:font-weight-asian="bold" style:font-name-complex="Arial4" style:font-size-complex="12pt" style:language-complex="hi" style:country-complex="IN" style:font-weight-complex="bold"/>
    </style:style>
    <style:style style:name="P69" style:family="paragraph" style:parent-style-name="Text_20_body">
      <style:text-properties fo:color="#00000a" style:font-name="Arial3" fo:font-size="12pt" fo:language="de" fo:country="DE" fo:font-weight="bold" officeooo:rsid="005dcc2c" officeooo:paragraph-rsid="005dcc2c" style:font-name-asian="Arial4" style:font-size-asian="12pt" style:language-asian="zh" style:country-asian="CN" style:font-weight-asian="bold" style:font-name-complex="Arial4" style:font-size-complex="12pt" style:language-complex="hi" style:country-complex="IN" style:font-weight-complex="bold"/>
    </style:style>
    <style:style style:name="P70" style:family="paragraph" style:parent-style-name="Text_20_body">
      <style:text-properties fo:color="#00000a" style:font-name="Arial3" fo:font-size="12pt" fo:language="de" fo:country="DE" fo:font-weight="bold" officeooo:rsid="006cd330" officeooo:paragraph-rsid="006cd330" style:font-name-asian="Arial4" style:font-size-asian="12pt" style:language-asian="zh" style:country-asian="CN" style:font-weight-asian="bold" style:font-name-complex="Arial4" style:font-size-complex="12pt" style:language-complex="hi" style:country-complex="IN" style:font-weight-complex="bold"/>
    </style:style>
    <style:style style:name="P71" style:family="paragraph" style:parent-style-name="Text_20_body">
      <style:paragraph-properties fo:text-align="center" style:justify-single-word="false"/>
      <style:text-properties fo:color="#00000a" style:font-name="Arial3" fo:font-size="12pt" fo:language="de" fo:country="DE" fo:font-weight="bold" officeooo:rsid="00209ed7" officeooo:paragraph-rsid="00599d3b" style:font-name-asian="Arial4" style:font-size-asian="12pt" style:language-asian="zh" style:country-asian="CN" style:font-weight-asian="bold" style:font-name-complex="Arial4" style:font-size-complex="12pt" style:language-complex="hi" style:country-complex="IN" style:font-weight-complex="bold"/>
    </style:style>
    <style:style style:name="P72" style:family="paragraph" style:parent-style-name="Text_20_body">
      <style:text-properties style:font-name="Arial3"/>
    </style:style>
    <style:style style:name="P73" style:family="paragraph" style:parent-style-name="Text_20_body">
      <style:text-properties style:font-name="Arial3" fo:language="de" fo:country="DE" style:language-asian="zh" style:country-asian="CN" style:language-complex="hi" style:country-complex="IN"/>
    </style:style>
    <style:style style:name="P74" style:family="paragraph" style:parent-style-name="Text_20_body">
      <style:text-properties style:font-name="Arial3" fo:language="de" fo:country="DE" officeooo:paragraph-rsid="00352499" style:language-asian="zh" style:country-asian="CN" style:language-complex="hi" style:country-complex="IN"/>
    </style:style>
    <style:style style:name="P75" style:family="paragraph" style:parent-style-name="Text_20_body">
      <style:paragraph-properties fo:text-align="center" style:justify-single-word="false"/>
      <style:text-properties style:font-name="Arial3" fo:language="de" fo:country="DE" officeooo:rsid="003b43ac" officeooo:paragraph-rsid="0046dc77" style:language-asian="zh" style:country-asian="CN" style:language-complex="hi" style:country-complex="IN"/>
    </style:style>
    <style:style style:name="P76" style:family="paragraph" style:parent-style-name="Text_20_body">
      <style:paragraph-properties fo:text-align="center" style:justify-single-word="false"/>
      <style:text-properties style:font-name="Arial3" fo:language="de" fo:country="DE" officeooo:rsid="003b43ac" officeooo:paragraph-rsid="0049ff00" style:language-asian="zh" style:country-asian="CN" style:language-complex="hi" style:country-complex="IN"/>
    </style:style>
    <style:style style:name="P77" style:family="paragraph" style:parent-style-name="Text_20_body">
      <style:paragraph-properties fo:text-align="center" style:justify-single-word="false"/>
      <style:text-properties style:font-name="Arial3" fo:language="de" fo:country="DE" officeooo:rsid="003def19" officeooo:paragraph-rsid="0046dc77" style:language-asian="zh" style:country-asian="CN" style:language-complex="hi" style:country-complex="IN"/>
    </style:style>
    <style:style style:name="P78" style:family="paragraph" style:parent-style-name="Text_20_body">
      <style:text-properties style:font-name="Arial3" fo:language="de" fo:country="DE" officeooo:rsid="0036fe26" officeooo:paragraph-rsid="0036fe26" style:language-asian="zh" style:country-asian="CN" style:language-complex="hi" style:country-complex="IN"/>
    </style:style>
    <style:style style:name="P79" style:family="paragraph" style:parent-style-name="Text_20_body">
      <style:paragraph-properties fo:text-align="center" style:justify-single-word="false"/>
      <style:text-properties style:font-name="Arial3" fo:language="de" fo:country="DE" officeooo:paragraph-rsid="00455e9c" style:language-asian="zh" style:country-asian="CN" style:language-complex="hi" style:country-complex="IN"/>
    </style:style>
    <style:style style:name="P80" style:family="paragraph" style:parent-style-name="Text_20_body">
      <style:paragraph-properties fo:text-align="start" style:justify-single-word="false"/>
      <style:text-properties style:font-name="Arial3" fo:language="de" fo:country="DE" officeooo:paragraph-rsid="00455e9c" style:language-asian="zh" style:country-asian="CN" style:language-complex="hi" style:country-complex="IN"/>
    </style:style>
    <style:style style:name="P81" style:family="paragraph" style:parent-style-name="Text_20_body">
      <style:paragraph-properties fo:text-align="center" style:justify-single-word="false"/>
      <style:text-properties style:font-name="Arial3" fo:language="de" fo:country="DE" officeooo:rsid="00421d11" officeooo:paragraph-rsid="00455e9c" style:language-asian="zh" style:country-asian="CN" style:language-complex="hi" style:country-complex="IN"/>
    </style:style>
    <style:style style:name="P82" style:family="paragraph" style:parent-style-name="Text_20_body">
      <style:paragraph-properties fo:text-align="start" style:justify-single-word="false"/>
      <style:text-properties style:font-name="Arial3" fo:language="de" fo:country="DE" officeooo:rsid="00421d11" officeooo:paragraph-rsid="00455e9c" style:language-asian="zh" style:country-asian="CN" style:language-complex="hi" style:country-complex="IN"/>
    </style:style>
    <style:style style:name="P83" style:family="paragraph" style:parent-style-name="Text_20_body">
      <style:paragraph-properties fo:text-align="start" style:justify-single-word="false"/>
      <style:text-properties style:font-name="Arial3" fo:language="de" fo:country="DE" officeooo:rsid="00448c64" officeooo:paragraph-rsid="00455e9c" style:language-asian="zh" style:country-asian="CN" style:language-complex="hi" style:country-complex="IN"/>
    </style:style>
    <style:style style:name="P84" style:family="paragraph" style:parent-style-name="Text_20_body">
      <style:paragraph-properties fo:text-align="center" style:justify-single-word="false"/>
      <style:text-properties style:font-name="Arial3" fo:language="de" fo:country="DE" officeooo:rsid="00448c64" officeooo:paragraph-rsid="00455e9c" style:language-asian="zh" style:country-asian="CN" style:language-complex="hi" style:country-complex="IN"/>
    </style:style>
    <style:style style:name="P85" style:family="paragraph" style:parent-style-name="Text_20_body">
      <style:paragraph-properties fo:text-align="start" style:justify-single-word="false"/>
      <style:text-properties style:font-name="Arial3" fo:language="de" fo:country="DE" officeooo:rsid="0049ff00" officeooo:paragraph-rsid="0049ff00" style:language-asian="zh" style:country-asian="CN" style:language-complex="hi" style:country-complex="IN"/>
    </style:style>
    <style:style style:name="P86" style:family="paragraph" style:parent-style-name="Text_20_body">
      <style:paragraph-properties fo:text-align="center" style:justify-single-word="false"/>
      <style:text-properties style:font-name="Arial3" fo:language="de" fo:country="DE" officeooo:rsid="0049ff00" officeooo:paragraph-rsid="0049ff00" style:language-asian="zh" style:country-asian="CN" style:language-complex="hi" style:country-complex="IN"/>
    </style:style>
    <style:style style:name="P87" style:family="paragraph" style:parent-style-name="Text_20_body">
      <style:paragraph-properties fo:text-align="start" style:justify-single-word="false"/>
      <style:text-properties style:font-name="Arial3" fo:language="de" fo:country="DE" officeooo:rsid="004b37c0" officeooo:paragraph-rsid="004b37c0" style:language-asian="zh" style:country-asian="CN" style:language-complex="hi" style:country-complex="IN"/>
    </style:style>
    <style:style style:name="P88" style:family="paragraph" style:parent-style-name="Text_20_body">
      <style:paragraph-properties fo:text-align="center" style:justify-single-word="false"/>
      <style:text-properties style:font-name="Arial3" fo:language="de" fo:country="DE" officeooo:rsid="004b37c0" officeooo:paragraph-rsid="004b37c0" style:language-asian="zh" style:country-asian="CN" style:language-complex="hi" style:country-complex="IN"/>
    </style:style>
    <style:style style:name="P89" style:family="paragraph" style:parent-style-name="Text_20_body">
      <style:paragraph-properties fo:text-align="start" style:justify-single-word="false"/>
      <style:text-properties style:font-name="Arial3" fo:language="de" fo:country="DE" officeooo:rsid="004c33c2" officeooo:paragraph-rsid="004c33c2" style:language-asian="zh" style:country-asian="CN" style:language-complex="hi" style:country-complex="IN"/>
    </style:style>
    <style:style style:name="P90" style:family="paragraph" style:parent-style-name="Text_20_body">
      <style:paragraph-properties fo:text-align="center" style:justify-single-word="false"/>
      <style:text-properties style:font-name="Arial3" fo:language="de" fo:country="DE" officeooo:rsid="004c33c2" officeooo:paragraph-rsid="004c33c2" style:language-asian="zh" style:country-asian="CN" style:language-complex="hi" style:country-complex="IN"/>
    </style:style>
    <style:style style:name="P91" style:family="paragraph" style:parent-style-name="Text_20_body">
      <style:text-properties style:font-name="Arial3" fo:language="de" fo:country="DE" officeooo:paragraph-rsid="002018f5" style:language-asian="zh" style:country-asian="CN" style:language-complex="hi" style:country-complex="IN"/>
    </style:style>
    <style:style style:name="P92" style:family="paragraph" style:parent-style-name="Text_20_body">
      <style:text-properties style:font-name="Arial3" fo:language="de" fo:country="DE" officeooo:rsid="002ec9d2" officeooo:paragraph-rsid="002ec9d2" style:language-asian="zh" style:country-asian="CN" style:language-complex="hi" style:country-complex="IN"/>
    </style:style>
    <style:style style:name="P93" style:family="paragraph" style:parent-style-name="Text_20_body">
      <style:text-properties style:font-name="Arial3" fo:language="de" fo:country="DE" officeooo:rsid="002ec9d2" officeooo:paragraph-rsid="0031b704" style:language-asian="zh" style:country-asian="CN" style:language-complex="hi" style:country-complex="IN"/>
    </style:style>
    <style:style style:name="P94" style:family="paragraph" style:parent-style-name="Text_20_body">
      <style:text-properties style:font-name="Arial3" fo:language="de" fo:country="DE" officeooo:rsid="002ec9d2" officeooo:paragraph-rsid="0067b431" style:language-asian="zh" style:country-asian="CN" style:language-complex="hi" style:country-complex="IN"/>
    </style:style>
    <style:style style:name="P95" style:family="paragraph" style:parent-style-name="Text_20_body">
      <style:text-properties style:font-name="Arial3" fo:language="de" fo:country="DE" officeooo:paragraph-rsid="001c66b0" style:language-asian="zh" style:country-asian="CN" style:language-complex="hi" style:country-complex="IN"/>
    </style:style>
    <style:style style:name="P96" style:family="paragraph" style:parent-style-name="Text_20_body">
      <style:text-properties style:font-name="Arial3" fo:language="de" fo:country="DE" officeooo:rsid="001c7263" officeooo:paragraph-rsid="001c66b0" style:language-asian="zh" style:country-asian="CN" style:language-complex="hi" style:country-complex="IN"/>
    </style:style>
    <style:style style:name="P97" style:family="paragraph" style:parent-style-name="Text_20_body">
      <style:paragraph-properties fo:text-align="center" style:justify-single-word="false"/>
      <style:text-properties style:font-name="Arial3" fo:language="de" fo:country="DE" officeooo:rsid="001b1d18" officeooo:paragraph-rsid="001c66b0" style:language-asian="zh" style:country-asian="CN" style:language-complex="hi" style:country-complex="IN"/>
    </style:style>
    <style:style style:name="P98" style:family="paragraph" style:parent-style-name="Text_20_body">
      <style:paragraph-properties fo:text-align="center" style:justify-single-word="false"/>
      <style:text-properties style:font-name="Arial3" fo:language="de" fo:country="DE" officeooo:rsid="001d7c1c" officeooo:paragraph-rsid="001c66b0" style:language-asian="zh" style:country-asian="CN" style:language-complex="hi" style:country-complex="IN"/>
    </style:style>
    <style:style style:name="P99" style:family="paragraph" style:parent-style-name="Text_20_body">
      <style:text-properties style:font-name="Arial3" fo:language="de" fo:country="DE" officeooo:rsid="001ddddd" officeooo:paragraph-rsid="001c66b0" style:language-asian="zh" style:country-asian="CN" style:language-complex="hi" style:country-complex="IN"/>
    </style:style>
    <style:style style:name="P100" style:family="paragraph" style:parent-style-name="Text_20_body">
      <style:text-properties style:font-name="Arial3" fo:language="de" fo:country="DE" officeooo:rsid="0067b431" officeooo:paragraph-rsid="0067b431" style:language-asian="zh" style:country-asian="CN" style:language-complex="hi" style:country-complex="IN"/>
    </style:style>
    <style:style style:name="P101" style:family="paragraph" style:parent-style-name="Text_20_body">
      <style:text-properties style:font-name="Arial3" fo:language="de" fo:country="DE" fo:font-weight="bold" style:language-asian="zh" style:country-asian="CN" style:font-weight-asian="bold" style:language-complex="hi" style:country-complex="IN" style:font-weight-complex="bold"/>
    </style:style>
    <style:style style:name="P102" style:family="paragraph" style:parent-style-name="Text_20_body">
      <style:text-properties style:font-name="Arial3" fo:language="de" fo:country="DE" fo:font-weight="bold" officeooo:rsid="0035a0b9" officeooo:paragraph-rsid="0035a0b9" style:language-asian="zh" style:country-asian="CN" style:font-weight-asian="bold" style:language-complex="hi" style:country-complex="IN" style:font-weight-complex="bold"/>
    </style:style>
    <style:style style:name="P103" style:family="paragraph" style:parent-style-name="Text_20_body">
      <style:text-properties style:font-name="Arial3" fo:language="de" fo:country="DE" fo:font-weight="bold" officeooo:rsid="002ec9d2" officeooo:paragraph-rsid="002ec9d2" style:language-asian="zh" style:country-asian="CN" style:font-weight-asian="bold" style:language-complex="hi" style:country-complex="IN" style:font-weight-complex="bold"/>
    </style:style>
    <style:style style:name="P104" style:family="paragraph" style:parent-style-name="Text_20_body">
      <style:text-properties style:font-name="Arial3" fo:language="de" fo:country="DE" fo:font-weight="bold" officeooo:rsid="001b1d18" officeooo:paragraph-rsid="001c66b0" style:language-asian="zh" style:country-asian="CN" style:font-weight-asian="bold" style:language-complex="hi" style:country-complex="IN" style:font-weight-complex="bold"/>
    </style:style>
    <style:style style:name="P105" style:family="paragraph" style:parent-style-name="Text_20_body">
      <style:text-properties style:font-name="Arial3" fo:font-size="12pt" fo:language="de" fo:country="DE" fo:font-weight="normal" officeooo:rsid="00346e6b" style:font-size-asian="10.5pt" style:language-asian="zh" style:country-asian="CN" style:font-weight-asian="normal" style:font-size-complex="12pt" style:language-complex="hi" style:country-complex="IN" style:font-weight-complex="normal"/>
    </style:style>
    <style:style style:name="P106" style:family="paragraph" style:parent-style-name="Text_20_body">
      <style:text-properties style:font-name="Arial3" fo:font-size="12pt" fo:language="de" fo:country="DE" fo:font-weight="normal" officeooo:rsid="002ec9d2" officeooo:paragraph-rsid="0031b704" style:font-size-asian="10.5pt" style:language-asian="zh" style:country-asian="CN" style:font-weight-asian="normal" style:font-size-complex="12pt" style:language-complex="hi" style:country-complex="IN" style:font-weight-complex="normal"/>
    </style:style>
    <style:style style:name="P107" style:family="paragraph" style:parent-style-name="Text_20_body">
      <style:text-properties style:font-name="Arial3" fo:font-size="12pt" fo:language="de" fo:country="DE" fo:font-weight="normal" officeooo:rsid="002efeb3" officeooo:paragraph-rsid="0031b704" style:font-size-asian="10.5pt" style:language-asian="zh" style:country-asian="CN" style:font-weight-asian="normal" style:font-size-complex="12pt" style:language-complex="hi" style:country-complex="IN" style:font-weight-complex="normal"/>
    </style:style>
    <style:style style:name="P108" style:family="paragraph" style:parent-style-name="Text_20_body">
      <style:text-properties style:font-name="Arial3" fo:font-size="12pt" fo:language="de" fo:country="DE" fo:font-weight="normal" officeooo:rsid="002f3d6a" officeooo:paragraph-rsid="0031b704" style:font-size-asian="10.5pt" style:language-asian="zh" style:country-asian="CN" style:font-weight-asian="normal" style:font-size-complex="12pt" style:language-complex="hi" style:country-complex="IN" style:font-weight-complex="normal"/>
    </style:style>
    <style:style style:name="P109" style:family="paragraph" style:parent-style-name="Text_20_body">
      <style:text-properties style:font-name="Arial3" fo:font-size="12pt" fo:language="de" fo:country="DE" fo:font-weight="normal" officeooo:rsid="00142cf2" officeooo:paragraph-rsid="00142cf2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10" style:family="paragraph" style:parent-style-name="Text_20_body">
      <style:text-properties style:font-name="Arial3" fo:font-size="12pt" fo:language="de" fo:country="DE" fo:font-weight="normal" officeooo:rsid="0015be41" officeooo:paragraph-rsid="0015be41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11" style:family="paragraph" style:parent-style-name="Text_20_body">
      <style:text-properties style:font-name="Arial3" fo:font-size="12pt" fo:language="de" fo:country="DE" fo:font-weight="normal" officeooo:rsid="0015e415" officeooo:paragraph-rsid="0015e415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12" style:family="paragraph" style:parent-style-name="Text_20_body">
      <style:text-properties style:font-name="Arial3" fo:font-size="12pt" fo:language="de" fo:country="DE" fo:font-weight="normal" officeooo:rsid="0017291d" officeooo:paragraph-rsid="0017291d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13" style:family="paragraph" style:parent-style-name="Text_20_body">
      <style:text-properties style:font-name="Arial3" fo:font-size="12pt" fo:language="de" fo:country="DE" fo:font-weight="normal" officeooo:rsid="0018ce92" officeooo:paragraph-rsid="0018ce92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14" style:family="paragraph" style:parent-style-name="Text_20_body">
      <style:text-properties style:font-name="Arial3" fo:font-size="12pt" fo:language="de" fo:country="DE" fo:font-weight="normal" officeooo:rsid="002318a3" officeooo:paragraph-rsid="002318a3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15" style:family="paragraph" style:parent-style-name="Text_20_body">
      <style:text-properties style:font-name="Arial3" fo:font-size="12pt" fo:language="de" fo:country="DE" fo:font-weight="normal" officeooo:rsid="0024b10c" officeooo:paragraph-rsid="0024b10c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16" style:family="paragraph" style:parent-style-name="Text_20_body">
      <style:text-properties style:font-name="Arial3" fo:font-size="12pt" fo:language="de" fo:country="DE" fo:font-weight="normal" officeooo:rsid="00266dbb" officeooo:paragraph-rsid="00280fbf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17" style:family="paragraph" style:parent-style-name="Text_20_body">
      <style:text-properties style:font-name="Arial3" fo:font-size="12pt" fo:language="de" fo:country="DE" fo:font-weight="normal" officeooo:rsid="00280fbf" officeooo:paragraph-rsid="00280fbf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18" style:family="paragraph" style:parent-style-name="Text_20_body">
      <style:text-properties style:font-name="Arial3" fo:font-size="12pt" fo:language="de" fo:country="DE" fo:font-weight="normal" officeooo:rsid="0028cd55" officeooo:paragraph-rsid="0028cd55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19" style:family="paragraph" style:parent-style-name="Text_20_body">
      <style:text-properties style:font-name="Arial3" fo:font-size="12pt" fo:language="de" fo:country="DE" fo:font-weight="normal" officeooo:rsid="0028cd55" officeooo:paragraph-rsid="0064fa4e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20" style:family="paragraph" style:parent-style-name="Text_20_body">
      <style:text-properties style:font-name="Arial3" fo:font-size="12pt" fo:language="de" fo:country="DE" fo:font-weight="normal" officeooo:rsid="001ea7ac" officeooo:paragraph-rsid="001ea7ac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21" style:family="paragraph" style:parent-style-name="Text_20_body">
      <style:text-properties style:font-name="Arial3" fo:font-size="12pt" fo:language="de" fo:country="DE" fo:font-weight="normal" officeooo:rsid="002ec9d2" officeooo:paragraph-rsid="002ec9d2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22" style:family="paragraph" style:parent-style-name="Text_20_body">
      <style:text-properties style:font-name="Arial3" fo:font-size="12pt" fo:language="de" fo:country="DE" fo:font-weight="normal" officeooo:rsid="0059fe89" officeooo:paragraph-rsid="0059fe8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23" style:family="paragraph" style:parent-style-name="Text_20_body">
      <style:text-properties style:font-name="Arial3" fo:font-size="12pt" fo:language="de" fo:country="DE" fo:font-weight="normal" officeooo:rsid="005b8bf1" officeooo:paragraph-rsid="005b8bf1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24" style:family="paragraph" style:parent-style-name="Text_20_body">
      <style:text-properties style:font-name="Arial3" fo:font-size="12pt" fo:language="de" fo:country="DE" fo:font-weight="normal" officeooo:rsid="0018ca67" officeooo:paragraph-rsid="005b8bf1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25" style:family="paragraph" style:parent-style-name="Text_20_body">
      <style:paragraph-properties fo:text-align="start" style:justify-single-word="false"/>
      <style:text-properties style:font-name="Arial3" fo:font-size="12pt" fo:language="de" fo:country="DE" officeooo:rsid="003e00a9" officeooo:paragraph-rsid="00455e9c" style:font-size-asian="12pt" style:language-asian="zh" style:country-asian="CN" style:font-size-complex="12pt" style:language-complex="hi" style:country-complex="IN"/>
    </style:style>
    <style:style style:name="P126" style:family="paragraph" style:parent-style-name="Text_20_body">
      <style:paragraph-properties fo:text-align="center" style:justify-single-word="false"/>
      <style:text-properties style:font-name="Arial3" fo:font-size="12pt" fo:language="de" fo:country="DE" officeooo:rsid="003e00a9" officeooo:paragraph-rsid="00455e9c" style:font-size-asian="12pt" style:language-asian="zh" style:country-asian="CN" style:font-size-complex="12pt" style:language-complex="hi" style:country-complex="IN"/>
    </style:style>
    <style:style style:name="P127" style:family="paragraph" style:parent-style-name="Text_20_body">
      <style:paragraph-properties fo:text-align="start" style:justify-single-word="false"/>
      <style:text-properties style:font-name="Arial3" fo:font-size="12pt" fo:language="de" fo:country="DE" officeooo:rsid="003f75fe" officeooo:paragraph-rsid="00455e9c" style:font-size-asian="12pt" style:language-asian="zh" style:country-asian="CN" style:font-size-complex="12pt" style:language-complex="hi" style:country-complex="IN"/>
    </style:style>
    <style:style style:name="P128" style:family="paragraph" style:parent-style-name="Text_20_body">
      <style:paragraph-properties fo:text-align="start" style:justify-single-word="false"/>
      <style:text-properties style:font-name="Arial3" fo:font-size="12pt" fo:language="de" fo:country="DE" officeooo:rsid="00421d11" officeooo:paragraph-rsid="00455e9c" style:font-size-asian="12pt" style:language-asian="zh" style:country-asian="CN" style:font-size-complex="12pt" style:language-complex="hi" style:country-complex="IN"/>
    </style:style>
    <style:style style:name="P129" style:family="paragraph" style:parent-style-name="Text_20_body">
      <style:paragraph-properties fo:text-align="center" style:justify-single-word="false"/>
      <style:text-properties style:font-name="Arial3" fo:font-size="12pt" fo:language="de" fo:country="DE" fo:font-style="normal" fo:font-weight="normal" officeooo:rsid="003f75fe" officeooo:paragraph-rsid="00455e9c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130" style:family="paragraph" style:parent-style-name="Text_20_body">
      <style:paragraph-properties fo:text-align="start" style:justify-single-word="false"/>
      <style:text-properties style:font-name="Arial3" fo:font-size="12pt" fo:language="de" fo:country="DE" fo:font-style="normal" fo:font-weight="normal" officeooo:rsid="004200b9" officeooo:paragraph-rsid="00455e9c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131" style:family="paragraph" style:parent-style-name="Text_20_body">
      <style:paragraph-properties fo:text-align="center" style:justify-single-word="false"/>
      <style:text-properties style:font-name="Arial3" fo:font-size="12pt" fo:language="de" fo:country="DE" fo:font-style="normal" fo:font-weight="normal" officeooo:rsid="004200b9" officeooo:paragraph-rsid="00455e9c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132" style:family="paragraph" style:parent-style-name="Text_20_body">
      <style:paragraph-properties fo:text-align="start" style:justify-single-word="false"/>
      <style:text-properties style:font-name="Arial3" fo:font-size="12pt" fo:language="de" fo:country="DE" fo:font-style="normal" fo:font-weight="normal" officeooo:rsid="0040ed3e" officeooo:paragraph-rsid="00455e9c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133" style:family="paragraph" style:parent-style-name="Text_20_body">
      <style:text-properties style:font-name="Arial3" fo:font-size="12pt" fo:language="de" fo:country="DE" fo:font-weight="bold" officeooo:rsid="00142cf2" officeooo:paragraph-rsid="00142cf2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34" style:family="paragraph" style:parent-style-name="Text_20_body">
      <style:text-properties style:font-name="Arial3" fo:font-size="12pt" fo:language="de" fo:country="DE" fo:font-weight="bold" officeooo:rsid="0015e415" officeooo:paragraph-rsid="0015e415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35" style:family="paragraph" style:parent-style-name="Text_20_body">
      <style:text-properties style:font-name="Arial3" fo:font-size="12pt" fo:language="de" fo:country="DE" fo:font-weight="bold" officeooo:rsid="0017291d" officeooo:paragraph-rsid="0017291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36" style:family="paragraph" style:parent-style-name="Text_20_body">
      <style:text-properties style:font-name="Arial3" fo:font-size="12pt" fo:language="de" fo:country="DE" fo:font-weight="bold" officeooo:rsid="0017291d" officeooo:paragraph-rsid="0059fe89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37" style:family="paragraph" style:parent-style-name="Text_20_body">
      <style:text-properties style:font-name="Arial3" fo:font-size="12pt" fo:language="de" fo:country="DE" fo:font-weight="bold" officeooo:rsid="0018ca67" officeooo:paragraph-rsid="0018ca67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38" style:family="paragraph" style:parent-style-name="Text_20_body">
      <style:text-properties style:font-name="Arial3" fo:font-size="12pt" fo:language="de" fo:country="DE" fo:font-weight="bold" officeooo:rsid="0018ce92" officeooo:paragraph-rsid="0018ce92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39" style:family="paragraph" style:parent-style-name="Text_20_body">
      <style:text-properties style:font-name="Arial3" fo:font-size="12pt" fo:language="de" fo:country="DE" fo:font-weight="bold" officeooo:rsid="0018ce92" officeooo:paragraph-rsid="005b8bf1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40" style:family="paragraph" style:parent-style-name="Text_20_body">
      <style:text-properties style:font-name="Arial3" fo:font-size="12pt" fo:language="de" fo:country="DE" fo:font-weight="bold" officeooo:rsid="002318a3" officeooo:paragraph-rsid="002318a3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41" style:family="paragraph" style:parent-style-name="Text_20_body">
      <style:text-properties style:font-name="Arial3" fo:font-size="12pt" fo:language="de" fo:country="DE" fo:font-weight="bold" officeooo:rsid="00266dbb" officeooo:paragraph-rsid="00266dbb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42" style:family="paragraph" style:parent-style-name="Text_20_body">
      <style:text-properties style:font-name="Arial3" fo:font-size="12pt" fo:language="de" fo:country="DE" fo:font-weight="bold" officeooo:rsid="002efeb3" officeooo:paragraph-rsid="0031b704" style:font-size-asian="10.5pt" style:language-asian="zh" style:country-asian="CN" style:font-weight-asian="bold" style:font-size-complex="12pt" style:language-complex="hi" style:country-complex="IN" style:font-weight-complex="bold"/>
    </style:style>
    <style:style style:name="P143" style:family="paragraph" style:parent-style-name="Text_20_body">
      <style:paragraph-properties fo:text-align="center" style:justify-single-word="false"/>
      <style:text-properties style:font-name="Arial3" fo:font-size="12pt" fo:font-style="normal" fo:font-weight="normal" officeooo:rsid="004d6224" officeooo:paragraph-rsid="004d6224" style:font-size-asian="12pt" style:font-style-asian="normal" style:font-weight-asian="normal" style:font-size-complex="12pt"/>
    </style:style>
    <style:style style:name="P144" style:family="paragraph" style:parent-style-name="Text_20_body">
      <style:text-properties style:font-name="Arial3" fo:font-size="12pt" fo:font-style="normal" fo:font-weight="bold" officeooo:rsid="004e1726" officeooo:paragraph-rsid="004e1726" style:font-size-asian="12pt" style:font-style-asian="normal" style:font-weight-asian="bold" style:font-size-complex="12pt" style:font-weight-complex="bold"/>
    </style:style>
    <style:style style:name="P145" style:family="paragraph" style:parent-style-name="Text_20_body">
      <style:text-properties style:font-name="Arial3" fo:font-size="12pt" style:font-size-asian="12pt" style:font-size-complex="12pt"/>
    </style:style>
    <style:style style:name="P146" style:family="paragraph" style:parent-style-name="Text_20_body">
      <style:paragraph-properties fo:text-align="center" style:justify-single-word="false"/>
      <style:text-properties style:font-name="Arial3" fo:font-size="12pt" style:font-size-asian="12pt" style:font-size-complex="12pt"/>
    </style:style>
    <style:style style:name="P147" style:family="paragraph" style:parent-style-name="Text_20_body">
      <style:text-properties style:font-name="Arial3" fo:font-size="12pt" fo:font-weight="bold" style:font-size-asian="12pt" style:font-weight-asian="bold" style:font-size-complex="12pt" style:font-weight-complex="bold"/>
    </style:style>
    <style:style style:name="P148" style:family="paragraph" style:parent-style-name="Text_20_body">
      <style:text-properties style:font-name="Arial3" fo:font-weight="bold" style:font-weight-asian="bold" style:font-weight-complex="bold"/>
    </style:style>
    <style:style style:name="P149" style:family="paragraph" style:parent-style-name="Text_20_body">
      <style:text-properties style:font-name="Arial3" fo:font-weight="bold" officeooo:rsid="0035a0b9" officeooo:paragraph-rsid="0046dc77" style:font-weight-asian="bold" style:font-weight-complex="bold"/>
    </style:style>
    <style:style style:name="P150" style:family="paragraph" style:parent-style-name="Text_20_body">
      <style:text-properties style:font-name="Arial3" fo:font-weight="bold" officeooo:rsid="004d5607" officeooo:paragraph-rsid="004d5607" style:font-weight-asian="bold" style:font-weight-complex="bold"/>
    </style:style>
    <style:style style:name="P151" style:family="paragraph" style:parent-style-name="Text_20_body">
      <style:text-properties style:font-name="Arial3" officeooo:rsid="004d5607" officeooo:paragraph-rsid="004d5607"/>
    </style:style>
    <style:style style:name="P152" style:family="paragraph" style:parent-style-name="Text_20_body">
      <style:paragraph-properties fo:text-align="center" style:justify-single-word="false"/>
      <style:text-properties style:font-name="Arial3" officeooo:rsid="004d5607" officeooo:paragraph-rsid="004d5607"/>
    </style:style>
    <style:style style:name="P153" style:family="paragraph" style:parent-style-name="Text_20_body">
      <style:text-properties style:font-name="Arial3" officeooo:rsid="004d5607" officeooo:paragraph-rsid="004d6224"/>
    </style:style>
    <style:style style:name="P154" style:family="paragraph" style:parent-style-name="Text_20_body">
      <style:text-properties style:font-name="Arial3" officeooo:rsid="004d5607" officeooo:paragraph-rsid="004e1726"/>
    </style:style>
    <style:style style:name="P155" style:family="paragraph" style:parent-style-name="Text_20_body">
      <style:text-properties style:font-name="Arial3" officeooo:rsid="004e1726" officeooo:paragraph-rsid="004e1726"/>
    </style:style>
    <style:style style:name="P156" style:family="paragraph" style:parent-style-name="Text_20_body">
      <style:text-properties style:font-name="Arial3" officeooo:rsid="004e59c0" officeooo:paragraph-rsid="004e59c0"/>
    </style:style>
    <style:style style:name="P157" style:family="paragraph" style:parent-style-name="Text_20_body">
      <style:paragraph-properties fo:text-align="center" style:justify-single-word="false"/>
      <style:text-properties style:font-name="Arial3" officeooo:rsid="004e59c0" officeooo:paragraph-rsid="004e59c0"/>
    </style:style>
    <style:style style:name="P158" style:family="paragraph" style:parent-style-name="Text_20_body">
      <style:paragraph-properties fo:text-align="start" style:justify-single-word="false"/>
      <style:text-properties style:font-name="Arial3" officeooo:rsid="004e59c0" officeooo:paragraph-rsid="004e59c0"/>
    </style:style>
    <style:style style:name="P159" style:family="paragraph" style:parent-style-name="Text_20_body">
      <style:text-properties style:font-name="Arial3" officeooo:paragraph-rsid="0059fe89"/>
    </style:style>
    <style:style style:name="P160" style:family="paragraph" style:parent-style-name="Text_20_body">
      <style:text-properties style:font-name="Arial3" officeooo:paragraph-rsid="006941fc"/>
    </style:style>
    <style:style style:name="P161" style:family="paragraph" style:parent-style-name="Text_20_body">
      <style:text-properties style:font-name="Arial3" officeooo:rsid="0056e406" officeooo:paragraph-rsid="006b03a9"/>
    </style:style>
    <style:style style:name="P162" style:family="paragraph" style:parent-style-name="Text_20_body">
      <style:paragraph-properties fo:text-align="start" style:justify-single-word="false"/>
      <style:text-properties style:font-name="ARial" fo:font-size="12pt" fo:language="de" fo:country="DE" fo:font-weight="normal" officeooo:rsid="0054c286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63" style:family="paragraph" style:parent-style-name="Text_20_body">
      <style:text-properties style:font-name="ARial" fo:font-size="12pt" fo:language="de" fo:country="DE" fo:font-weight="normal" officeooo:rsid="0046bd9b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64" style:family="paragraph" style:parent-style-name="Text_20_body">
      <style:paragraph-properties fo:text-align="center" style:justify-single-word="false"/>
      <style:text-properties style:font-name="ARial" fo:font-size="12pt" fo:language="de" fo:country="DE" fo:font-weight="normal" officeooo:rsid="004f1f75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65" style:family="paragraph" style:parent-style-name="Text_20_body">
      <style:text-properties style:font-name="ARial" fo:font-size="12pt" fo:language="de" fo:country="DE" fo:font-weight="normal" officeooo:rsid="004f1f75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66" style:family="paragraph" style:parent-style-name="Text_20_body">
      <style:paragraph-properties fo:text-align="start" style:justify-single-word="false"/>
      <style:text-properties style:font-name="ARial" fo:font-size="12pt" fo:language="de" fo:country="DE" fo:font-weight="normal" officeooo:rsid="0051db32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67" style:family="paragraph" style:parent-style-name="Text_20_body">
      <style:paragraph-properties fo:text-align="center" style:justify-single-word="false"/>
      <style:text-properties style:font-name="ARial" fo:font-size="12pt" fo:language="de" fo:country="DE" fo:font-weight="normal" officeooo:rsid="0051db32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68" style:family="paragraph" style:parent-style-name="Text_20_body">
      <style:text-properties style:font-name="ARial" fo:font-size="12pt" fo:language="de" fo:country="DE" fo:font-weight="normal" officeooo:rsid="00479932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69" style:family="paragraph" style:parent-style-name="Text_20_body">
      <style:text-properties style:font-name="ARial" fo:font-size="12pt" fo:language="de" fo:country="DE" fo:font-weight="normal" officeooo:rsid="00479ba1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70" style:family="paragraph" style:parent-style-name="Text_20_body">
      <style:text-properties style:font-name="ARial" fo:font-size="12pt" fo:language="de" fo:country="DE" fo:font-weight="normal" officeooo:rsid="0055ec67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71" style:family="paragraph" style:parent-style-name="Text_20_body">
      <style:text-properties style:font-name="ARial" fo:font-size="12pt" fo:language="de" fo:country="DE" fo:font-weight="normal" officeooo:rsid="004a5746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72" style:family="paragraph" style:parent-style-name="Text_20_body">
      <style:paragraph-properties fo:text-align="start" style:justify-single-word="false"/>
      <style:text-properties style:font-name="ARial" fo:font-size="12pt" fo:language="de" fo:country="DE" fo:font-weight="normal" officeooo:rsid="004cca45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73" style:family="paragraph" style:parent-style-name="Text_20_body">
      <style:paragraph-properties fo:text-align="center" style:justify-single-word="false"/>
      <style:text-properties style:font-name="ARial" fo:font-size="12pt" fo:language="de" fo:country="DE" fo:font-weight="normal" officeooo:rsid="004e4f79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74" style:family="paragraph" style:parent-style-name="Text_20_body">
      <style:paragraph-properties fo:text-align="start" style:justify-single-word="false"/>
      <style:text-properties style:font-name="ARial" fo:font-size="12pt" fo:language="de" fo:country="DE" fo:font-weight="normal" officeooo:rsid="004e4f79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75" style:family="paragraph" style:parent-style-name="Text_20_body">
      <style:paragraph-properties fo:text-align="start" style:justify-single-word="false"/>
      <style:text-properties style:font-name="ARial" fo:font-size="12pt" fo:language="de" fo:country="DE" fo:font-weight="normal" officeooo:rsid="0051e964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76" style:family="paragraph" style:parent-style-name="Text_20_body">
      <style:paragraph-properties fo:text-align="start" style:justify-single-word="false"/>
      <style:text-properties style:font-name="ARial" fo:font-size="12pt" fo:language="de" fo:country="DE" fo:font-weight="normal" officeooo:rsid="0051f5bc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77" style:family="paragraph" style:parent-style-name="Text_20_body">
      <style:paragraph-properties fo:text-align="center" style:justify-single-word="false"/>
      <style:text-properties style:font-name="ARial" fo:font-size="12pt" fo:language="de" fo:country="DE" fo:font-weight="normal" officeooo:rsid="0051f5bc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78" style:family="paragraph" style:parent-style-name="Text_20_body">
      <style:paragraph-properties fo:text-align="start" style:justify-single-word="false"/>
      <style:text-properties style:font-name="ARial" fo:font-size="12pt" fo:language="de" fo:country="DE" fo:font-weight="normal" officeooo:rsid="00533f81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79" style:family="paragraph" style:parent-style-name="Text_20_body">
      <style:paragraph-properties fo:text-align="center" style:justify-single-word="false"/>
      <style:text-properties style:font-name="ARial" fo:font-size="12pt" fo:language="de" fo:country="DE" fo:font-weight="normal" officeooo:rsid="00533f81" officeooo:paragraph-rsid="006b03a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80" style:family="paragraph" style:parent-style-name="Text_20_body">
      <style:text-properties style:font-name="ARial" fo:font-size="12pt" fo:language="de" fo:country="DE" fo:font-weight="bold" officeooo:rsid="0046bd9b" officeooo:paragraph-rsid="006b03a9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81" style:family="paragraph" style:parent-style-name="Text_20_body">
      <style:text-properties fo:font-weight="bold" officeooo:rsid="0055f57c" officeooo:paragraph-rsid="006b03a9" style:font-weight-asian="bold" style:font-weight-complex="bold"/>
    </style:style>
    <style:style style:name="P182" style:family="paragraph" style:parent-style-name="Text_20_body">
      <style:text-properties officeooo:rsid="0055f57c" officeooo:paragraph-rsid="006b03a9"/>
    </style:style>
    <style:style style:name="P183" style:family="paragraph" style:parent-style-name="Text_20_body">
      <style:text-properties officeooo:rsid="0056e406" officeooo:paragraph-rsid="006b03a9"/>
    </style:style>
    <style:style style:name="P184" style:family="paragraph" style:parent-style-name="Text_20_body">
      <style:text-properties officeooo:paragraph-rsid="007dab14"/>
    </style:style>
    <style:style style:name="P185" style:family="paragraph" style:parent-style-name="Title2">
      <style:text-properties style:font-name="Arial3"/>
    </style:style>
    <style:style style:name="P186" style:family="paragraph" style:parent-style-name="Title2">
      <style:text-properties style:font-name="Arial3" fo:language="de" fo:country="DE" style:language-asian="zh" style:country-asian="CN" style:language-complex="hi" style:country-complex="IN"/>
    </style:style>
    <style:style style:name="P187" style:family="paragraph" style:parent-style-name="Title2">
      <style:text-properties style:font-name="Arial3" fo:language="de" fo:country="DE" officeooo:rsid="00352499" style:language-asian="zh" style:country-asian="CN" style:language-complex="hi" style:country-complex="IN"/>
    </style:style>
    <style:style style:name="P188" style:family="paragraph" style:parent-style-name="Title2">
      <style:text-properties style:font-name="Arial3" fo:language="de" fo:country="DE" officeooo:rsid="00352499" officeooo:paragraph-rsid="0035a0b9" style:language-asian="zh" style:country-asian="CN" style:language-complex="hi" style:country-complex="IN"/>
    </style:style>
    <style:style style:name="P189" style:family="paragraph" style:parent-style-name="Title2">
      <style:text-properties style:font-name="Arial3" fo:language="de" fo:country="DE" officeooo:rsid="00455e9c" officeooo:paragraph-rsid="00455e9c" style:language-asian="zh" style:country-asian="CN" style:language-complex="hi" style:country-complex="IN"/>
    </style:style>
    <style:style style:name="P190" style:family="paragraph" style:parent-style-name="Title2">
      <style:text-properties style:font-name="Arial3" fo:language="de" fo:country="DE" officeooo:paragraph-rsid="00599d3b" style:language-asian="zh" style:country-asian="CN" style:language-complex="hi" style:country-complex="IN"/>
    </style:style>
    <style:style style:name="P191" style:family="paragraph" style:parent-style-name="Title2">
      <style:text-properties fo:color="#00000a" style:font-name="Arial3" fo:font-size="12pt" fo:language="de" fo:country="DE" fo:font-weight="normal" officeooo:rsid="0063c5bd" officeooo:paragraph-rsid="0064486d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192" style:family="paragraph" style:parent-style-name="Title2">
      <style:text-properties fo:color="#00000a" style:font-name="Arial3" fo:font-size="12pt" fo:language="de" fo:country="DE" fo:font-weight="normal" officeooo:rsid="006688d8" officeooo:paragraph-rsid="006688d8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193" style:family="paragraph" style:parent-style-name="Title_20_1">
      <style:text-properties style:font-name="Arial3" fo:font-size="12pt" fo:language="de" fo:country="DE" fo:font-weight="bold" officeooo:rsid="002a2f05" officeooo:paragraph-rsid="002a2f05" style:font-size-asian="10.5pt" style:language-asian="zh" style:country-asian="CN" style:font-weight-asian="bold" style:font-size-complex="12pt" style:language-complex="hi" style:country-complex="IN" style:font-weight-complex="bold"/>
    </style:style>
    <style:style style:name="P194" style:family="paragraph" style:parent-style-name="Title_20_1">
      <style:text-properties style:font-name="Arial3" fo:font-size="12pt" fo:language="de" fo:country="DE" fo:font-weight="normal" officeooo:rsid="00360e81" officeooo:paragraph-rsid="00376e13" style:font-size-asian="10.5pt" style:language-asian="zh" style:country-asian="CN" style:font-weight-asian="normal" style:font-size-complex="12pt" style:language-complex="hi" style:country-complex="IN" style:font-weight-complex="normal"/>
    </style:style>
    <style:style style:name="P195" style:family="paragraph" style:parent-style-name="Title_20_1">
      <style:text-properties style:font-name="Arial3" fo:font-size="12pt" fo:language="de" fo:country="DE" fo:font-weight="normal" officeooo:rsid="0037f438" officeooo:paragraph-rsid="00376e13" style:font-size-asian="10.5pt" style:language-asian="zh" style:country-asian="CN" style:font-weight-asian="normal" style:font-size-complex="12pt" style:language-complex="hi" style:country-complex="IN" style:font-weight-complex="normal"/>
    </style:style>
    <style:style style:name="P196" style:family="paragraph" style:parent-style-name="Title_20_1">
      <style:paragraph-properties fo:text-align="start" style:justify-single-word="false"/>
      <style:text-properties style:font-name="Arial3" fo:language="de" fo:country="DE" officeooo:paragraph-rsid="00376e13" style:language-asian="zh" style:country-asian="CN" style:language-complex="hi" style:country-complex="IN"/>
    </style:style>
    <style:style style:name="P197" style:family="paragraph" style:parent-style-name="Table_20_Contents">
      <style:paragraph-properties fo:text-align="start" style:justify-single-word="false"/>
      <style:text-properties style:font-name="Arial3" fo:language="de" fo:country="DE" fo:font-weight="bold" officeooo:rsid="003b43ac" officeooo:paragraph-rsid="0046dc77" style:font-size-asian="10.5pt" style:font-weight-asian="bold" style:font-weight-complex="bold"/>
    </style:style>
    <style:style style:name="P198" style:family="paragraph" style:parent-style-name="Table_20_Contents">
      <style:paragraph-properties fo:text-align="start" style:justify-single-word="false"/>
      <style:text-properties style:font-name="Arial3" fo:language="de" fo:country="DE" officeooo:paragraph-rsid="0046dc77" style:font-size-asian="10.5pt"/>
    </style:style>
    <style:style style:name="P199" style:family="paragraph" style:parent-style-name="Table_20_Contents">
      <style:paragraph-properties fo:text-align="start" style:justify-single-word="false"/>
      <style:text-properties style:font-name="Arial3" fo:language="de" fo:country="DE" officeooo:rsid="003b43ac" officeooo:paragraph-rsid="0046dc77" style:font-size-asian="10.5pt"/>
    </style:style>
    <style:style style:name="P200" style:family="paragraph" style:parent-style-name="Table_20_Contents">
      <style:paragraph-properties fo:text-align="start" style:justify-single-word="false"/>
      <style:text-properties style:font-name="Arial3" fo:language="de" fo:country="DE" officeooo:rsid="003cd4be" officeooo:paragraph-rsid="0046dc77" style:font-size-asian="10.5pt"/>
    </style:style>
    <style:style style:name="P201" style:family="paragraph" style:parent-style-name="Table_20_Contents">
      <style:paragraph-properties fo:text-align="start" style:justify-single-word="false"/>
      <style:text-properties style:font-name="Arial3" fo:language="de" fo:country="DE" fo:font-style="normal" fo:font-weight="normal" officeooo:rsid="003b43ac" officeooo:paragraph-rsid="0046dc77" style:font-size-asian="10.5pt" style:font-style-asian="normal" style:font-weight-asian="normal" style:font-style-complex="normal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font-name="Arial3" style:text-underline-style="none" officeooo:rsid="003cd4be" officeooo:paragraph-rsid="0046dc77"/>
    </style:style>
    <style:style style:name="P203" style:family="paragraph" style:parent-style-name="Title">
      <style:text-properties style:font-name="Arial3" fo:language="de" fo:country="DE" style:language-asian="zh" style:country-asian="CN" style:language-complex="hi" style:country-complex="IN"/>
    </style:style>
    <style:style style:name="P204" style:family="paragraph" style:parent-style-name="Title">
      <style:text-properties style:font-name="Arial3" fo:language="de" fo:country="DE" officeooo:paragraph-rsid="004e59c0" style:language-asian="zh" style:country-asian="CN" style:language-complex="hi" style:country-complex="IN"/>
    </style:style>
    <style:style style:name="P205" style:family="paragraph" style:parent-style-name="Title">
      <style:text-properties style:font-name="Arial3" fo:language="de" fo:country="DE" officeooo:paragraph-rsid="0076b60d" style:language-asian="zh" style:country-asian="CN" style:language-complex="hi" style:country-complex="IN"/>
    </style:style>
    <style:style style:name="P206" style:family="paragraph" style:parent-style-name="Standard">
      <style:paragraph-properties fo:margin-left="0.1457in" fo:margin-right="0in" fo:line-height="150%" fo:text-align="justify" style:justify-single-word="false" fo:text-indent="0in" style:auto-text-indent="false" style:vertical-align="baseline"/>
      <style:text-properties fo:language="de" fo:country="DE" officeooo:paragraph-rsid="0080caab"/>
    </style:style>
    <style:style style:name="P207" style:family="paragraph" style:parent-style-name="Standard">
      <style:paragraph-properties fo:margin-left="0.1457in" fo:margin-right="0in" fo:line-height="150%" fo:text-align="start" style:justify-single-word="false" fo:text-indent="0in" style:auto-text-indent="false"/>
      <style:text-properties fo:language="de" fo:country="DE" officeooo:rsid="0081f65c" officeooo:paragraph-rsid="0013ba9c"/>
    </style:style>
    <style:style style:name="P208" style:family="paragraph" style:parent-style-name="Standard">
      <style:paragraph-properties fo:margin-left="0.1457in" fo:margin-right="0in" fo:line-height="150%" fo:text-align="start" style:justify-single-word="false" fo:text-indent="0in" style:auto-text-indent="false"/>
      <style:text-properties fo:language="de" fo:country="DE" officeooo:rsid="0081f65c" officeooo:paragraph-rsid="0080caab"/>
    </style:style>
    <style:style style:name="P209" style:family="paragraph" style:parent-style-name="Standard">
      <style:paragraph-properties fo:margin-left="0.1457in" fo:margin-right="0in" fo:line-height="150%" fo:text-align="justify" style:justify-single-word="false" fo:text-indent="0in" style:auto-text-indent="false"/>
      <style:text-properties fo:language="de" fo:country="DE" officeooo:rsid="0081f65c" officeooo:paragraph-rsid="0080caab"/>
    </style:style>
    <style:style style:name="P210" style:family="paragraph" style:parent-style-name="Standard">
      <style:paragraph-properties fo:margin-left="0.1457in" fo:margin-right="0in" fo:line-height="150%" fo:text-align="justify" style:justify-single-word="false" fo:text-indent="0in" style:auto-text-indent="false"/>
      <style:text-properties fo:language="de" fo:country="DE" officeooo:rsid="0081f65c" officeooo:paragraph-rsid="008100d4"/>
    </style:style>
    <style:style style:name="P211" style:family="paragraph" style:parent-style-name="Standard" style:master-page-name="">
      <style:paragraph-properties fo:margin-left="0.1457in" fo:margin-right="0in" fo:line-height="150%" fo:text-align="justify" style:justify-single-word="false" fo:text-indent="0in" style:auto-text-indent="false" style:page-number="auto" style:vertical-align="baseline"/>
      <style:text-properties fo:language="de" fo:country="DE" officeooo:paragraph-rsid="0013ba9c"/>
    </style:style>
    <style:style style:name="P212" style:family="paragraph" style:parent-style-name="Standard">
      <style:paragraph-properties fo:margin-left="0.3646in" fo:margin-right="0in" fo:line-height="150%" fo:text-align="start" style:justify-single-word="false" fo:text-indent="0in" style:auto-text-indent="false"/>
      <style:text-properties fo:language="de" fo:country="DE" officeooo:rsid="0081f65c" officeooo:paragraph-rsid="0080caab"/>
    </style:style>
    <style:style style:name="P213" style:family="paragraph" style:parent-style-name="Standard">
      <style:paragraph-properties fo:margin-left="0.3646in" fo:margin-right="0in" fo:margin-top="0in" fo:margin-bottom="0in" style:contextual-spacing="false" fo:line-height="150%" fo:text-align="justify" style:justify-single-word="false" fo:text-indent="0in" style:auto-text-indent="false"/>
      <style:text-properties fo:language="de" fo:country="DE" officeooo:paragraph-rsid="0080caab"/>
    </style:style>
    <style:style style:name="P214" style:family="paragraph" style:parent-style-name="Standard">
      <style:paragraph-properties fo:margin-top="0.0791in" fo:margin-bottom="0.0791in" style:contextual-spacing="false" fo:line-height="200%" fo:text-align="justify" style:justify-single-word="false"/>
      <style:text-properties fo:language="de" fo:country="DE" officeooo:paragraph-rsid="0013ba9c"/>
    </style:style>
    <style:style style:name="P215" style:family="paragraph" style:parent-style-name="Standard">
      <style:paragraph-properties fo:margin-top="0.0791in" fo:margin-bottom="0.0791in" style:contextual-spacing="false" fo:line-height="200%" fo:text-align="justify" style:justify-single-word="false"/>
      <style:text-properties fo:language="de" fo:country="DE" officeooo:rsid="0081f65c" officeooo:paragraph-rsid="0013ba9c"/>
    </style:style>
    <style:style style:name="P216" style:family="paragraph" style:parent-style-name="Standard">
      <style:paragraph-properties fo:margin-top="0.0791in" fo:margin-bottom="0.0791in" style:contextual-spacing="false" fo:line-height="200%" fo:text-align="justify" style:justify-single-word="false"/>
      <style:text-properties fo:language="de" fo:country="DE" officeooo:rsid="0083455f" officeooo:paragraph-rsid="0013ba9c"/>
    </style:style>
    <style:style style:name="P217" style:family="paragraph" style:parent-style-name="Default" style:master-page-name="Standard">
      <style:paragraph-properties fo:text-align="center" style:justify-single-word="false" style:page-number="auto"/>
      <style:text-properties style:font-name="Arial3" fo:language="de" fo:country="DE" officeooo:paragraph-rsid="0013ba9c" style:language-asian="zh" style:country-asian="CN" style:language-complex="hi" style:country-complex="IN"/>
    </style:style>
    <style:style style:name="P218" style:family="paragraph" style:parent-style-name="Default">
      <style:paragraph-properties fo:text-align="center" style:justify-single-word="false"/>
      <style:text-properties style:font-name="Arial3" fo:font-size="20pt" fo:language="de" fo:country="DE" fo:font-weight="bold" officeooo:paragraph-rsid="0092c428" style:font-size-asian="20pt" style:language-asian="zh" style:country-asian="CN" style:font-weight-asian="bold" style:font-size-complex="20pt" style:language-complex="hi" style:country-complex="IN" style:font-weight-complex="bold"/>
    </style:style>
    <style:style style:name="P219" style:family="paragraph" style:parent-style-name="Default">
      <style:paragraph-properties fo:text-align="center" style:justify-single-word="false"/>
      <style:text-properties style:font-name="Arial3" fo:language="de" fo:country="DE" officeooo:paragraph-rsid="0092c428" style:language-asian="zh" style:country-asian="CN" style:language-complex="hi" style:country-complex="IN"/>
    </style:style>
    <style:style style:name="P220" style:family="paragraph" style:parent-style-name="Text_20_body" style:list-style-name="L1">
      <style:text-properties style:font-name="Arial3" fo:language="de" fo:country="DE" style:language-asian="zh" style:country-asian="CN" style:language-complex="hi" style:country-complex="IN"/>
    </style:style>
    <style:style style:name="P221" style:family="paragraph" style:parent-style-name="Text_20_body">
      <style:text-properties style:font-name="Arial3" fo:language="de" fo:country="DE" officeooo:paragraph-rsid="00352499" style:language-asian="zh" style:country-asian="CN" style:language-complex="hi" style:country-complex="IN"/>
    </style:style>
    <style:style style:name="P222" style:family="paragraph" style:parent-style-name="Text_20_body">
      <style:text-properties style:font-name="Arial3" fo:language="de" fo:country="DE" officeooo:rsid="0036fe26" officeooo:paragraph-rsid="0046dc77" style:language-asian="zh" style:country-asian="CN" style:language-complex="hi" style:country-complex="IN"/>
    </style:style>
    <style:style style:name="P223" style:family="paragraph" style:parent-style-name="Text_20_body">
      <style:text-properties style:font-name="Arial3" fo:language="de" fo:country="DE" officeooo:rsid="004c33c2" officeooo:paragraph-rsid="00455e9c" style:language-asian="zh" style:country-asian="CN" style:language-complex="hi" style:country-complex="IN"/>
    </style:style>
    <style:style style:name="P224" style:family="paragraph" style:parent-style-name="Text_20_body">
      <style:paragraph-properties fo:text-align="start" style:justify-single-word="false"/>
      <style:text-properties style:font-name="Arial3" fo:language="de" fo:country="DE" officeooo:paragraph-rsid="007070c9" style:language-asian="zh" style:country-asian="CN" style:language-complex="hi" style:country-complex="IN"/>
    </style:style>
    <style:style style:name="P225" style:family="paragraph" style:parent-style-name="Text_20_body">
      <style:text-properties style:font-name="Arial3" officeooo:rsid="004e59c0" officeooo:paragraph-rsid="00142cf2"/>
    </style:style>
    <style:style style:name="P226" style:family="paragraph" style:parent-style-name="Text_20_body" style:list-style-name="L3">
      <style:text-properties fo:color="#00000a" style:font-name="Arial3" fo:font-size="12pt" fo:language="de" fo:country="DE" fo:font-weight="normal" officeooo:rsid="00209ed7" officeooo:paragraph-rsid="00599d3b" style:font-name-asian="Arial4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227" style:family="paragraph" style:parent-style-name="Text_20_body">
      <style:paragraph-properties fo:text-align="start" style:justify-single-word="false"/>
      <style:text-properties fo:color="#00000a" style:font-name="Arial3" fo:font-size="12pt" fo:language="de" fo:country="DE" fo:font-weight="normal" officeooo:rsid="008dec94" officeooo:paragraph-rsid="0078dcd8" style:font-name-asian="Liberation Sans2" style:font-size-asian="10.5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P228" style:family="paragraph" style:parent-style-name="Text_20_body">
      <style:text-properties officeooo:rsid="0084963b"/>
    </style:style>
    <style:style style:name="P229" style:family="paragraph" style:parent-style-name="Title" style:master-page-name="Converted1">
      <style:paragraph-properties style:page-number="1"/>
      <style:text-properties style:font-name="Arial3" fo:language="de" fo:country="DE" style:language-asian="zh" style:country-asian="CN" style:language-complex="hi" style:country-complex="IN"/>
    </style:style>
    <style:style style:name="T1" style:family="text">
      <style:text-properties officeooo:rsid="0062723e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3ba9c" style:font-size-asian="14pt" style:font-size-complex="14pt"/>
    </style:style>
    <style:style style:name="T5" style:family="text">
      <style:text-properties fo:font-size="14pt" officeooo:rsid="0092c428" style:font-size-asian="14pt" style:font-size-complex="14pt"/>
    </style:style>
    <style:style style:name="T6" style:family="text">
      <style:text-properties fo:color="#00000a" fo:font-size="12pt" fo:language="de" fo:country="DE" fo:font-weight="bold" officeooo:rsid="00599d3b" style:font-name-asian="Arial4" style:font-size-asian="12pt" style:language-asian="zh" style:country-asian="CN" style:font-weight-asian="bold" style:font-name-complex="Arial4" style:font-size-complex="12pt" style:language-complex="hi" style:country-complex="IN" style:font-weight-complex="bold"/>
    </style:style>
    <style:style style:name="T7" style:family="text">
      <style:text-properties fo:color="#00000a" fo:font-size="12pt" fo:language="de" fo:country="DE" fo:font-weight="bold" officeooo:rsid="0059fe89" style:font-name-asian="Arial4" style:font-size-asian="12pt" style:language-asian="zh" style:country-asian="CN" style:font-weight-asian="bold" style:font-name-complex="Arial4" style:font-size-complex="12pt" style:language-complex="hi" style:country-complex="IN" style:font-weight-complex="bold"/>
    </style:style>
    <style:style style:name="T8" style:family="text">
      <style:text-properties fo:color="#00000a" fo:font-size="12pt" fo:font-weight="normal" officeooo:rsid="007a56a3" style:font-name-asian="Arial4" style:font-size-asian="12pt" style:font-weight-asian="normal" style:font-name-complex="Arial4" style:font-size-complex="12pt" style:font-weight-complex="normal"/>
    </style:style>
    <style:style style:name="T9" style:family="text">
      <style:text-properties fo:color="#00000a" fo:font-size="12pt" fo:font-weight="normal" officeooo:rsid="007bca66" style:font-name-asian="Arial4" style:font-size-asian="12pt" style:font-weight-asian="normal" style:font-name-complex="Arial4" style:font-size-complex="12pt" style:font-weight-complex="normal"/>
    </style:style>
    <style:style style:name="T10" style:family="text">
      <style:text-properties fo:color="#00000a" style:font-name="Arial3" fo:font-size="18pt" fo:language="de" fo:country="DE" fo:font-weight="bold" style:font-name-asian="Arial4" style:font-size-asian="18pt" style:language-asian="zh" style:country-asian="CN" style:font-weight-asian="bold" style:font-name-complex="Arial4" style:font-size-complex="18pt" style:language-complex="hi" style:country-complex="IN"/>
    </style:style>
    <style:style style:name="T11" style:family="text">
      <style:text-properties fo:color="#00000a" style:font-name="Arial3" fo:font-size="14pt" fo:language="de" fo:country="DE" style:font-size-asian="14pt" style:language-asian="zh" style:country-asian="CN" style:font-size-complex="14pt" style:language-complex="hi" style:country-complex="IN" style:font-weight-complex="normal"/>
    </style:style>
    <style:style style:name="T12" style:family="text">
      <style:text-properties fo:color="#00000a" style:font-name="Arial3" fo:font-size="14pt" fo:language="de" fo:country="DE" officeooo:rsid="0081f65c" style:font-size-asian="14pt" style:language-asian="zh" style:country-asian="CN" style:font-size-complex="14pt" style:language-complex="hi" style:country-complex="IN" style:font-weight-complex="normal"/>
    </style:style>
    <style:style style:name="T13" style:family="text">
      <style:text-properties fo:color="#00000a" style:font-name="Arial3" fo:font-size="14pt" fo:language="de" fo:country="DE" officeooo:rsid="008ad772" style:font-size-asian="14pt" style:language-asian="zh" style:country-asian="CN" style:font-size-complex="14pt" style:language-complex="hi" style:country-complex="IN" style:font-weight-complex="normal"/>
    </style:style>
    <style:style style:name="T14" style:family="text">
      <style:text-properties fo:color="#00000a" style:font-name="Arial3" fo:font-size="14pt" fo:language="de" fo:country="DE" officeooo:rsid="00821ce9" style:font-size-asian="14pt" style:language-asian="zh" style:country-asian="CN" style:font-size-complex="14pt" style:language-complex="hi" style:country-complex="IN" style:font-weight-complex="normal"/>
    </style:style>
    <style:style style:name="T15" style:family="text">
      <style:text-properties fo:color="#00000a" style:font-name="Arial3" fo:font-size="12pt" fo:language="de" fo:country="DE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6" style:family="text">
      <style:text-properties fo:color="#00000a" style:font-name="Arial3" fo:font-size="12pt" fo:language="de" fo:country="DE" fo:font-weight="normal" officeooo:rsid="0080caab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7" style:family="text">
      <style:text-properties fo:color="#00000a" style:font-name="Arial3" fo:font-size="12pt" fo:language="de" fo:country="DE" fo:font-weight="normal" officeooo:rsid="008100d4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8" style:family="text">
      <style:text-properties fo:color="#00000a" style:font-name="Arial3" fo:font-size="12pt" fo:language="de" fo:country="DE" fo:font-weight="normal" officeooo:rsid="00821ce9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9" style:family="text">
      <style:text-properties officeooo:rsid="0015f571"/>
    </style:style>
    <style:style style:name="T20" style:family="text">
      <style:text-properties officeooo:rsid="00876bea"/>
    </style:style>
    <style:style style:name="T21" style:family="text">
      <style:text-properties officeooo:rsid="0013ba9c"/>
    </style:style>
    <style:style style:name="T22" style:family="text">
      <style:text-properties officeooo:rsid="001b1d18"/>
    </style:style>
    <style:style style:name="T23" style:family="text">
      <style:text-properties officeooo:rsid="001d7c1c"/>
    </style:style>
    <style:style style:name="T24" style:family="text">
      <style:text-properties officeooo:rsid="001ddddd"/>
    </style:style>
    <style:style style:name="T25" style:family="text">
      <style:text-properties officeooo:rsid="00209ed7"/>
    </style:style>
    <style:style style:name="T26" style:family="text">
      <style:text-properties officeooo:rsid="001f736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49bb7" style:font-style-asian="italic" style:font-style-complex="italic"/>
    </style:style>
    <style:style style:name="T29" style:family="text">
      <style:text-properties fo:font-style="italic" officeooo:rsid="00398a58" style:font-style-asian="italic" style:font-style-complex="italic"/>
    </style:style>
    <style:style style:name="T30" style:family="text">
      <style:text-properties fo:font-style="italic" officeooo:rsid="003a4272" style:font-style-asian="italic" style:font-style-complex="italic"/>
    </style:style>
    <style:style style:name="T31" style:family="text">
      <style:text-properties fo:font-style="italic" officeooo:rsid="0057ab27" style:font-style-asian="italic" style:font-style-complex="italic"/>
    </style:style>
    <style:style style:name="T32" style:family="text">
      <style:text-properties fo:font-style="italic" officeooo:rsid="0064486d" style:font-style-asian="italic" style:font-style-complex="italic"/>
    </style:style>
    <style:style style:name="T33" style:family="text">
      <style:text-properties fo:font-style="italic" fo:font-weight="bold" officeooo:rsid="0064486d" style:font-style-asian="italic" style:font-weight-asian="bold" style:font-style-complex="italic" style:font-weight-complex="bold"/>
    </style:style>
    <style:style style:name="T34" style:family="text">
      <style:text-properties officeooo:rsid="001ea7ac"/>
    </style:style>
    <style:style style:name="T35" style:family="text">
      <style:text-properties officeooo:rsid="002018f5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249bb7" style:font-style-asian="normal" style:font-style-complex="normal"/>
    </style:style>
    <style:style style:name="T38" style:family="text">
      <style:text-properties fo:font-style="normal" officeooo:rsid="005c9999" style:font-style-asian="normal" style:font-style-complex="normal"/>
    </style:style>
    <style:style style:name="T39" style:family="text">
      <style:text-properties fo:font-style="normal" officeooo:rsid="005dcc2c" style:font-style-asian="normal" style:font-style-complex="normal"/>
    </style:style>
    <style:style style:name="T40" style:family="text">
      <style:text-properties fo:font-style="normal" officeooo:rsid="0064486d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/>
    </style:style>
    <style:style style:name="T42" style:family="text">
      <style:text-properties officeooo:rsid="00249bb7"/>
    </style:style>
    <style:style style:name="T43" style:family="text">
      <style:text-properties officeooo:rsid="00280fbf"/>
    </style:style>
    <style:style style:name="T44" style:family="text">
      <style:text-properties officeooo:rsid="002a2f05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02b9871"/>
    </style:style>
    <style:style style:name="T47" style:family="text">
      <style:text-properties officeooo:rsid="0033a7e6"/>
    </style:style>
    <style:style style:name="T48" style:family="text">
      <style:text-properties officeooo:rsid="00346e6b"/>
    </style:style>
    <style:style style:name="T49" style:family="text">
      <style:text-properties officeooo:rsid="0036fe26"/>
    </style:style>
    <style:style style:name="T50" style:family="text">
      <style:text-properties officeooo:rsid="00341bdc"/>
    </style:style>
    <style:style style:name="T51" style:family="text">
      <style:text-properties officeooo:rsid="0035e497"/>
    </style:style>
    <style:style style:name="T52" style:family="text">
      <style:text-properties officeooo:rsid="003b4b05"/>
    </style:style>
    <style:style style:name="T53" style:family="text">
      <style:text-properties officeooo:rsid="00455e9c"/>
    </style:style>
    <style:style style:name="T54" style:family="text">
      <style:text-properties officeooo:rsid="00398a58"/>
    </style:style>
    <style:style style:name="T55" style:family="text">
      <style:text-properties officeooo:rsid="003a4272"/>
    </style:style>
    <style:style style:name="T56" style:family="text">
      <style:text-properties officeooo:rsid="003f75fe"/>
    </style:style>
    <style:style style:name="T57" style:family="text">
      <style:text-properties officeooo:rsid="004200b9"/>
    </style:style>
    <style:style style:name="T58" style:family="text">
      <style:text-properties officeooo:rsid="003e00a9"/>
    </style:style>
    <style:style style:name="T59" style:family="text">
      <style:text-properties officeooo:rsid="003cd4be"/>
    </style:style>
    <style:style style:name="T60" style:family="text">
      <style:text-properties officeooo:rsid="0049ff00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font-size="12pt" officeooo:rsid="003a4272" style:font-size-asian="12pt" style:font-size-complex="12pt"/>
    </style:style>
    <style:style style:name="T63" style:family="text">
      <style:text-properties fo:font-size="12pt" officeooo:rsid="004d6224" style:font-size-asian="12pt" style:font-size-complex="12pt"/>
    </style:style>
    <style:style style:name="T64" style:family="text">
      <style:text-properties fo:font-size="12pt" officeooo:rsid="002018f5" style:font-size-asian="12pt" style:font-size-complex="12pt"/>
    </style:style>
    <style:style style:name="T65" style:family="text">
      <style:text-properties fo:font-size="12pt" officeooo:rsid="00859dab" style:font-size-asian="12pt" style:font-size-complex="12pt"/>
    </style:style>
    <style:style style:name="T66" style:family="text">
      <style:text-properties fo:font-size="12pt" fo:font-style="italic" officeooo:rsid="003a4272" style:font-size-asian="12pt" style:font-style-asian="italic" style:font-size-complex="12pt" style:font-style-complex="italic"/>
    </style:style>
    <style:style style:name="T6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size="12pt" fo:font-style="italic" fo:font-weight="normal" officeooo:rsid="002018f5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70" style:family="text">
      <style:text-properties fo:font-size="12pt" fo:font-style="normal" fo:font-weight="normal" officeooo:rsid="004d6224" style:font-size-asian="12pt" style:font-style-asian="normal" style:font-weight-asian="normal" style:font-size-complex="12pt"/>
    </style:style>
    <style:style style:name="T71" style:family="text">
      <style:text-properties fo:font-size="12pt" fo:font-style="normal" fo:font-weight="normal" officeooo:rsid="004e1726" style:font-size-asian="12pt" style:font-style-asian="normal" style:font-weight-asian="normal" style:font-size-complex="12pt"/>
    </style:style>
    <style:style style:name="T72" style:family="text">
      <style:text-properties fo:font-size="12pt" fo:font-style="normal" fo:font-weight="normal" officeooo:rsid="002a2f05" style:font-name-asian="Liberation Sans2" style:font-size-asian="12pt" style:font-style-asian="normal" style:font-weight-asian="normal" style:font-name-complex="Arial4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17493c" style:font-name-asian="Liberation Sans2" style:font-size-asian="12pt" style:font-style-asian="normal" style:font-weight-asian="normal" style:font-name-complex="Arial4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859dab" style:font-name-asian="Liberation Sans2" style:font-size-asian="12pt" style:font-style-asian="normal" style:font-weight-asian="normal" style:font-name-complex="Arial4" style:font-size-complex="12pt" style:font-style-complex="normal" style:font-weight-complex="normal"/>
    </style:style>
    <style:style style:name="T75" style:family="text">
      <style:text-properties fo:font-size="12pt" fo:font-weight="normal" style:font-size-asian="12pt" style:font-weight-asian="normal" style:font-size-complex="12pt" style:font-weight-complex="normal"/>
    </style:style>
    <style:style style:name="T76" style:family="text">
      <style:text-properties fo:font-size="12pt" fo:font-weight="normal" officeooo:rsid="002018f5" style:font-size-asian="12pt" style:font-weight-asian="normal" style:font-size-complex="12pt" style:font-weight-complex="normal"/>
    </style:style>
    <style:style style:name="T77" style:family="text">
      <style:text-properties fo:font-size="12pt" fo:font-weight="normal" style:font-size-asian="10.5pt" style:font-weight-asian="normal" style:font-size-complex="12pt" style:font-weight-complex="normal"/>
    </style:style>
    <style:style style:name="T78" style:family="text">
      <style:text-properties fo:font-size="12pt" fo:font-weight="normal" officeooo:rsid="002efeb3" style:font-size-asian="10.5pt" style:font-weight-asian="normal" style:font-size-complex="12pt" style:font-weight-complex="normal"/>
    </style:style>
    <style:style style:name="T79" style:family="text">
      <style:text-properties fo:font-size="12pt" fo:font-weight="normal" officeooo:rsid="002f3d6a" style:font-size-asian="10.5pt" style:font-weight-asian="normal" style:font-size-complex="12pt" style:font-weight-complex="normal"/>
    </style:style>
    <style:style style:name="T80" style:family="text">
      <style:text-properties fo:font-size="12pt" fo:font-weight="normal" officeooo:rsid="0067b431" style:font-size-asian="10.5pt" style:font-weight-asian="normal" style:font-size-complex="12pt" style:font-weight-complex="normal"/>
    </style:style>
    <style:style style:name="T81" style:family="text">
      <style:text-properties fo:font-size="12pt" fo:font-weight="normal" officeooo:rsid="008c2dc8" style:font-size-asian="10.5pt" style:font-weight-asian="normal" style:font-size-complex="12pt" style:font-weight-complex="normal"/>
    </style:style>
    <style:style style:name="T82" style:family="text">
      <style:text-properties officeooo:rsid="00503efe"/>
    </style:style>
    <style:style style:name="T83" style:family="text">
      <style:text-properties officeooo:rsid="00524b20"/>
    </style:style>
    <style:style style:name="T84" style:family="text">
      <style:text-properties officeooo:rsid="00525313"/>
    </style:style>
    <style:style style:name="T85" style:family="text">
      <style:text-properties officeooo:rsid="0055446e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officeooo:rsid="0057ab27"/>
    </style:style>
    <style:style style:name="T88" style:family="text">
      <style:text-properties officeooo:rsid="00599d3b"/>
    </style:style>
    <style:style style:name="T89" style:family="text">
      <style:text-properties officeooo:rsid="0059fe89"/>
    </style:style>
    <style:style style:name="T90" style:family="text">
      <style:text-properties officeooo:rsid="005b8bf1"/>
    </style:style>
    <style:style style:name="T91" style:family="text">
      <style:text-properties officeooo:rsid="005c9999"/>
    </style:style>
    <style:style style:name="T92" style:family="text">
      <style:text-properties officeooo:rsid="005dcc2c"/>
    </style:style>
    <style:style style:name="T93" style:family="text">
      <style:text-properties officeooo:rsid="0060a82f"/>
    </style:style>
    <style:style style:name="T94" style:family="text">
      <style:text-properties style:font-name-complex="Arial4"/>
    </style:style>
    <style:style style:name="T95" style:family="text">
      <style:text-properties officeooo:rsid="0015f571" style:font-name-complex="Arial4"/>
    </style:style>
    <style:style style:name="T96" style:family="text">
      <style:text-properties style:font-name="Arial3" fo:language="de" fo:country="DE" style:language-asian="zh" style:country-asian="CN" style:language-complex="hi" style:country-complex="IN"/>
    </style:style>
    <style:style style:name="T97" style:family="text">
      <style:text-properties style:font-name="Arial3" fo:language="de" fo:country="DE" officeooo:rsid="007dab14" style:language-asian="zh" style:country-asian="CN" style:language-complex="hi" style:country-complex="IN"/>
    </style:style>
    <style:style style:name="T98" style:family="text">
      <style:text-properties style:font-name="Arial3" fo:language="de" fo:country="DE" officeooo:rsid="007e5b77" style:language-asian="zh" style:country-asian="CN" style:language-complex="hi" style:country-complex="IN"/>
    </style:style>
    <style:style style:name="T99" style:family="text">
      <style:text-properties officeooo:rsid="0065eba1"/>
    </style:style>
    <style:style style:name="T100" style:family="text">
      <style:text-properties officeooo:rsid="006688d8"/>
    </style:style>
    <style:style style:name="T101" style:family="text">
      <style:text-properties officeooo:rsid="006941fc"/>
    </style:style>
    <style:style style:name="T102" style:family="text">
      <style:text-properties officeooo:rsid="00502ec6"/>
    </style:style>
    <style:style style:name="T103" style:family="text">
      <style:text-properties officeooo:rsid="0051e964"/>
    </style:style>
    <style:style style:name="T104" style:family="text">
      <style:text-properties officeooo:rsid="00479ba1"/>
    </style:style>
    <style:style style:name="T105" style:family="text">
      <style:text-properties officeooo:rsid="004c4c0b"/>
    </style:style>
    <style:style style:name="T106" style:family="text">
      <style:text-properties officeooo:rsid="004e4f79"/>
    </style:style>
    <style:style style:name="T107" style:family="text">
      <style:text-properties officeooo:rsid="0051f5bc"/>
    </style:style>
    <style:style style:name="T108" style:family="text">
      <style:text-properties officeooo:rsid="00580154"/>
    </style:style>
    <style:style style:name="T109" style:family="text">
      <style:text-properties officeooo:rsid="00568b61"/>
    </style:style>
    <style:style style:name="T110" style:family="text">
      <style:text-properties officeooo:rsid="006cd330"/>
    </style:style>
    <style:style style:name="T111" style:family="text">
      <style:text-properties officeooo:rsid="006e91a5"/>
    </style:style>
    <style:style style:name="T112" style:family="text">
      <style:text-properties officeooo:rsid="00718bbc"/>
    </style:style>
    <style:style style:name="T113" style:family="text">
      <style:text-properties officeooo:rsid="007202c2"/>
    </style:style>
    <style:style style:name="T114" style:family="text">
      <style:text-properties officeooo:rsid="0074bd8b"/>
    </style:style>
    <style:style style:name="T115" style:family="text">
      <style:text-properties officeooo:rsid="0076b60d"/>
    </style:style>
    <style:style style:name="T116" style:family="text">
      <style:text-properties officeooo:rsid="0077d902"/>
    </style:style>
    <style:style style:name="T117" style:family="text">
      <style:text-properties officeooo:rsid="00794777"/>
    </style:style>
    <style:style style:name="T118" style:family="text">
      <style:text-properties fo:color="#000000" style:font-name="Arial3" fo:language="de" fo:country="DE" style:text-underline-style="none" officeooo:rsid="007dab14" fo:background-color="transparent" loext:char-shading-value="0" style:font-size-asian="10.5pt" style:language-asian="zh" style:country-asian="CN" style:language-complex="hi" style:country-complex="IN"/>
    </style:style>
    <style:style style:name="T119" style:family="text">
      <style:text-properties officeooo:rsid="00849071"/>
    </style:style>
    <style:style style:name="T120" style:family="text">
      <style:text-properties officeooo:rsid="008602c6"/>
    </style:style>
    <style:style style:name="T121" style:family="text">
      <style:text-properties officeooo:rsid="008954b3"/>
    </style:style>
    <style:style style:name="T122" style:family="text">
      <style:text-properties style:text-underline-style="solid" style:text-underline-width="auto" style:text-underline-color="font-color"/>
    </style:style>
    <style:style style:name="T123" style:family="text">
      <style:text-properties style:text-underline-style="solid" style:text-underline-width="auto" style:text-underline-color="font-color" officeooo:rsid="0062723e"/>
    </style:style>
    <style:style style:name="T124" style:family="text">
      <style:text-properties style:text-underline-style="solid" style:text-underline-width="auto" style:text-underline-color="font-color" officeooo:rsid="008e4983"/>
    </style:style>
    <style:style style:name="T125" style:family="text">
      <style:text-properties style:text-underline-style="solid" style:text-underline-width="auto" style:text-underline-color="font-color" officeooo:rsid="00794777"/>
    </style:style>
    <style:style style:name="T126" style:family="text">
      <style:text-properties officeooo:rsid="008a342c"/>
    </style:style>
    <style:style style:name="T127" style:family="text">
      <style:text-properties officeooo:rsid="008bc0e2"/>
    </style:style>
    <style:style style:name="T128" style:family="text">
      <style:text-properties officeooo:rsid="008c2dc8"/>
    </style:style>
    <style:style style:name="T129" style:family="text">
      <style:text-properties officeooo:rsid="008dec94"/>
    </style:style>
    <style:style style:name="T130" style:family="text">
      <style:text-properties officeooo:rsid="008e4983"/>
    </style:style>
    <style:style style:name="T131" style:family="text">
      <style:text-properties style:text-underline-style="none" officeooo:rsid="008e4983"/>
    </style:style>
    <style:style style:name="T132" style:family="text">
      <style:text-properties style:text-underline-style="none" officeooo:rsid="008fc914"/>
    </style:style>
    <style:style style:name="T133" style:family="text">
      <style:text-properties style:text-underline-style="none" officeooo:rsid="00913c3f"/>
    </style:style>
    <style:style style:name="T134" style:family="text">
      <style:text-properties officeooo:rsid="00913c3f"/>
    </style:style>
    <style:style style:name="T135" style:family="text">
      <style:text-properties officeooo:rsid="0092c428"/>
    </style:style>
    <style:style style:name="T136" style:family="text">
      <style:text-properties officeooo:rsid="003524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7"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8">Praktikum Automatisierungstechnik</text:p>
      <text:p text:style-name="P9">Wintersemester 2016/2017</text:p>
      <text:p text:style-name="P6"/>
      <text:p text:style-name="P6"/>
      <text:p text:style-name="P6"/>
      <text:p text:style-name="P9">Protokoll zum</text:p>
      <text:p text:style-name="P10"/>
      <text:p text:style-name="P218">Versuch <text:span text:style-name="T21">3</text:span>: <text:span text:style-name="T135">Hinterachsprüfstand</text:span></text:p>
      <text:p text:style-name="P8"/>
      <text:p text:style-name="P9">der Gruppe 5</text:p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Xiaoyu</text:p>
          </table:table-cell>
          <table:table-cell table:style-name="Table1.A1" office:value-type="string">
            <text:p text:style-name="P11">Xie</text:p>
          </table:table-cell>
        </table:table-row>
        <table:table-row table:style-name="Table1.1">
          <table:table-cell table:style-name="Table1.A1" office:value-type="string">
            <text:p text:style-name="P11">Shaochen</text:p>
          </table:table-cell>
          <table:table-cell table:style-name="Table1.A1" office:value-type="string">
            <text:p text:style-name="P11">Qian</text:p>
          </table:table-cell>
        </table:table-row>
        <table:table-row table:style-name="Table1.1">
          <table:table-cell table:style-name="Table1.A1" office:value-type="string">
            <text:p text:style-name="P11">Jun</text:p>
          </table:table-cell>
          <table:table-cell table:style-name="Table1.A1" office:value-type="string">
            <text:p text:style-name="P11">Lou</text:p>
          </table:table-cell>
        </table:table-row>
      </table:table>
      <text:p text:style-name="P6"/>
      <text:p text:style-name="P6"/>
      <text:p text:style-name="P6"/>
      <text:p text:style-name="P6"/>
      <text:p text:style-name="P11">Tag der Versuchsdurchführung: <text:s text:c="2"/><text:span text:style-name="T135">10. Januar 2017</text:span></text:p>
      <text:p text:style-name="P219"><text:span text:style-name="T2">Tag der Versuchsdurchführung:</text:span><text:span text:style-name="T3"> <text:s text:c="2"/></text:span><text:span text:style-name="T5">17. Januar 2017</text:span></text:p>
      <text:p text:style-name="P6"/>
      <text:p text:style-name="P7"/>
      <text:p text:style-name="P7"/>
      <text:p text:style-name="P7"><text:bookmark text:name="_GoBack"/></text:p>
      <text:p text:style-name="P7"/>
      <text:p text:style-name="P7"/>
      <text:p text:style-name="P12">Hiermit versichern wir, dass wir dieses Protokoll selbstständig angefertigt haben.</text:p>
      <text:p text:style-name="P12">Karlsruhe, <text:s/></text:p>
      <text:p text:style-name="P4"/>
      <text:p text:style-name="P5"><text:span text:style-name="Title_20_1_20_Char"><text:span text:style-name="T10">Inhaltsverzeichnis</text:span></text:span></text:p>
      <text:p text:style-name="P2"><text:span text:style-name="Title_20_1_20_Char"><text:span text:style-name="T12"/></text:span></text:p>
      <text:p text:style-name="P3"><text:span text:style-name="Title_20_1_20_Char"><text:span text:style-name="T12">1 Einleitung und Versuchsaufbau …………………………………………..…1</text:span></text:span></text:p>
      <text:p text:style-name="P211"><text:span text:style-name="Title_20_1_20_Char"><text:span text:style-name="T16">1.1 Einleitung des Versuchs ………………..…………………….…………………………....1</text:span></text:span></text:p>
      <text:p text:style-name="P206"><text:span text:style-name="Title_20_1_20_Char"><text:span text:style-name="T16">1.2 Versuchsaufbau …………………………………………………………...………………..1</text:span></text:span></text:p>
      <text:p text:style-name="P213"><text:span text:style-name="Title_20_1_20_Char"><text:span text:style-name="T16">1.2.1 Das Laborsystem im Überblick ………………………………………………….…..1</text:span></text:span></text:p>
      <text:p text:style-name="P213"><text:span text:style-name="Title_20_1_20_Char"><text:span text:style-name="T16">1.2.2 Aktorik und Sensorik der Kugelwippe ……………………………….……………...2</text:span></text:span></text:p>
      <text:p text:style-name="P214"><text:span text:style-name="Title_20_1_20_Char"><text:span text:style-name="T12">2 Theoretische Grundlage .……………………...………………………………</text:span></text:span><text:span text:style-name="Title_20_1_20_Char"><text:span text:style-name="T14">3</text:span></text:span></text:p>
      <text:p text:style-name="P207"><text:span text:style-name="Title_20_1_20_Char"><text:span text:style-name="T15">2.1 </text:span></text:span><text:span text:style-name="Title_20_1_20_Char"><text:span text:style-name="T16">Modellbildung</text:span></text:span><text:span text:style-name="Title_20_1_20_Char"><text:span text:style-name="T15"> …………………..…………………………………………………………...</text:span></text:span><text:span text:style-name="Title_20_1_20_Char"><text:span text:style-name="T18">3</text:span></text:span></text:p>
      <text:p text:style-name="P208"><text:span text:style-name="Title_20_1_20_Char"><text:span text:style-name="T16">2.2 Methoden zur Zustandsbeobachtung …………………………………………………….</text:span></text:span><text:span text:style-name="Title_20_1_20_Char"><text:span text:style-name="T18">6</text:span></text:span></text:p>
      <text:p text:style-name="P212"><text:span text:style-name="Title_20_1_20_Char"><text:span text:style-name="T16">2.2.1 Numerische Differentiation …………………………………………………………..</text:span></text:span><text:span text:style-name="Title_20_1_20_Char"><text:span text:style-name="T18">6</text:span></text:span></text:p>
      <text:p text:style-name="P212"><text:span text:style-name="Title_20_1_20_Char"><text:span text:style-name="T16">2.2.2 Lineares Kalmanfilter …………………………………………………………………</text:span></text:span><text:span text:style-name="Title_20_1_20_Char"><text:span text:style-name="T18">6</text:span></text:span></text:p>
      <text:p text:style-name="P212"><text:span text:style-name="Title_20_1_20_Char"><text:span text:style-name="T16">2.2.3 Sigmapunkt-Kalmanfilter ……………………………………………………………..</text:span></text:span><text:span text:style-name="Title_20_1_20_Char"><text:span text:style-name="T18">7</text:span></text:span></text:p>
      <text:p text:style-name="P212"><text:span text:style-name="Title_20_1_20_Char"><text:span text:style-name="T16">2.2.4 Zentraldifferenzenfilter (CDKF) ……………………………………………………...</text:span></text:span><text:span text:style-name="Title_20_1_20_Char"><text:span text:style-name="T18">8</text:span></text:span></text:p>
      <text:p text:style-name="P212"><text:span text:style-name="Title_20_1_20_Char"><text:span text:style-name="T16">2.3 Regelung der Kuggelwippe …………………………………………………………….</text:span></text:span><text:span text:style-name="Title_20_1_20_Char"><text:span text:style-name="T18">9</text:span></text:span></text:p>
      <text:p text:style-name="P215"><text:span text:style-name="Title_20_1_20_Char"><text:span text:style-name="T11">3 Aufgabe</text:span></text:span><text:span text:style-name="Title_20_1_20_Char"><text:span text:style-name="T13">n </text:span></text:span><text:span text:style-name="Title_20_1_20_Char"><text:span text:style-name="T11"><text:s/>.………………………………………………………………………</text:span></text:span><text:span text:style-name="Title_20_1_20_Char"><text:span text:style-name="T14">10</text:span></text:span></text:p>
      <text:p text:style-name="P209"><text:span text:style-name="Title_20_1_20_Char"><text:span text:style-name="T16">Aufgabe 1: </text:span></text:span><text:span text:style-name="Title_20_1_20_Char"><text:span text:style-name="T17">Verfahren der Zeitdiskretisierung ……………………………………………….</text:span></text:span><text:span text:style-name="Title_20_1_20_Char"><text:span text:style-name="T18">10</text:span></text:span></text:p>
      <text:p text:style-name="P210"><text:span text:style-name="Title_20_1_20_Char"><text:span text:style-name="T17">Aufgabe 2: Numerische Differentiation ………………………………………………………</text:span></text:span><text:span text:style-name="Title_20_1_20_Char"><text:span text:style-name="T18">11</text:span></text:span></text:p>
      <text:p text:style-name="P210"><text:span text:style-name="Title_20_1_20_Char"><text:span text:style-name="T17">Aufgabe 3: Störmodelle ……………………………………………………………………….</text:span></text:span><text:span text:style-name="Title_20_1_20_Char"><text:span text:style-name="T18">12</text:span></text:span></text:p>
      <text:p text:style-name="P210"><text:span text:style-name="Title_20_1_20_Char"><text:span text:style-name="T17">Aufgabe 4: Zeitdiskretisierung des Zustandsraummodells ………………………………..</text:span></text:span><text:span text:style-name="Title_20_1_20_Char"><text:span text:style-name="T18">13</text:span></text:span></text:p>
      <text:p text:style-name="P210"><text:span text:style-name="Title_20_1_20_Char"><text:span text:style-name="T17">Aufgabe 5: Prädiktionsgleichungen des <text:s/>CDKF ……………………………………………</text:span></text:span><text:span text:style-name="Title_20_1_20_Char"><text:span text:style-name="T18">14</text:span></text:span></text:p>
      <text:p text:style-name="P210"><text:span text:style-name="Title_20_1_20_Char"><text:span text:style-name="T17">Aufgabe 6: Filterschritt des CDKF bei linearer Ausgangsgleichung ……………………..</text:span></text:span><text:span text:style-name="Title_20_1_20_Char"><text:span text:style-name="T18">15</text:span></text:span></text:p>
      <text:p text:style-name="P210"><text:span text:style-name="Title_20_1_20_Char"><text:span text:style-name="T17">Aufgabe 7: Manuelle Steuerung ……………………………………………………………..</text:span></text:span><text:span text:style-name="Title_20_1_20_Char"><text:span text:style-name="T18">1</text:span></text:span><text:span text:style-name="Title_20_1_20_Char"><text:span text:style-name="T17">5</text:span></text:span></text:p>
      <text:p text:style-name="P210"><text:span text:style-name="Title_20_1_20_Char"><text:span text:style-name="T17">Aufgabe 8: Numerische Differentiation ……………………………………………………...</text:span></text:span><text:span text:style-name="Title_20_1_20_Char"><text:span text:style-name="T18">17</text:span></text:span></text:p>
      <text:p text:style-name="P210"><text:span text:style-name="Title_20_1_20_Char"><text:span text:style-name="T17">Aufgabe 9: Lineares Kalmanfilter …………………………………………………………….</text:span></text:span><text:span text:style-name="Title_20_1_20_Char"><text:span text:style-name="T18">18</text:span></text:span></text:p>
      <text:p text:style-name="P210"><text:span text:style-name="Title_20_1_20_Char"><text:span text:style-name="T17">Aufgabe 10: CDKF …………………………………………………………………………….</text:span></text:span><text:span text:style-name="Title_20_1_20_Char"><text:span text:style-name="T18">21</text:span></text:span></text:p>
      <text:p text:style-name="P210"><text:span text:style-name="Title_20_1_20_Char"><text:span text:style-name="T17">Aufgabe 11: Vergleich in der Simulation …………………………………………………….</text:span></text:span><text:span text:style-name="Title_20_1_20_Char"><text:span text:style-name="T18">23</text:span></text:span></text:p>
      <text:p text:style-name="P210"><text:span text:style-name="Title_20_1_20_Char"><text:span text:style-name="T17">Aufgabe 12: Vergleich am Laborsystem …………………………………………………….2</text:span></text:span><text:span text:style-name="Title_20_1_20_Char"><text:span text:style-name="T18">7</text:span></text:span></text:p>
      <text:p text:style-name="P216"><text:span text:style-name="Title_20_1_20_Char"><text:span text:style-name="T12">4 Auftretende Probleme und Diskussion …………………………………...</text:span></text:span><text:span text:style-name="Title_20_1_20_Char"><text:span text:style-name="T13">3</text:span></text:span><text:span text:style-name="Title_20_1_20_Char"><text:span text:style-name="T14">3</text:span></text:span></text:p>
      <text:p text:style-name="P214"><text:span text:style-name="Title_20_1_20_Char"><text:span text:style-name="T12">5 Literatur ………………………..……………………………………………….</text:span></text:span><text:span text:style-name="Title_20_1_20_Char"><text:span text:style-name="T13">3</text:span></text:span><text:span text:style-name="Title_20_1_20_Char"><text:span text:style-name="T14">3</text:span></text:span></text:p>
      <text:p text:style-name="P229">1. Einleitung und Versuchsaufbau</text:p>
      <text:p text:style-name="P187">1.1 Einleitung des Versuchs</text:p>
      <text:p text:style-name="P74"/>
      <text:p text:style-name="P188">1.2 Versuchsaufbau</text:p>
      <text:p text:style-name="P149">1.2.1 Das Laborsystem im Überblick</text:p>
      <text:p text:style-name="P222"/>
      <text:p text:style-name="P203"><text:span text:style-name="T19">2</text:span>. Theoretische Grundlagen</text:p>
      <text:p text:style-name="P189">2.1 Modellbildung</text:p>
      <text:p text:style-name="P223"><text:span text:style-name="T29"/></text:p>
      <text:p text:style-name="P186">2.<text:span text:style-name="T53">2</text:span> Methoden zur Zustandsbeobachtung</text:p>
      <text:p text:style-name="P133">2.<text:span text:style-name="T53">2</text:span>.1 Numerische Differentiation</text:p>
      <text:p text:style-name="P225"/>
      <text:p text:style-name="P204"><text:span text:style-name="T19">3</text:span>. Aufgaben</text:p>
      <text:p text:style-name="P186">Aufgabe 1: Verfahren der Zeitdiskretisierung</text:p>
      <text:p text:style-name="P224"/>
      <text:p text:style-name="P205"><text:span text:style-name="T19">4</text:span>. Auftretende Probleme <text:span text:style-name="T20">beim Test</text:span> und Diskussion</text:p>
      <text:p text:style-name="P227"/>
      <text:p text:style-name="P203"><text:span text:style-name="T95">5</text:span><text:span text:style-name="T94">. Literatur</text:span></text:p>
      <text:p text:style-name="P228"><text:span text:style-name="T6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Arial3" svg:font-family="Arial" style:font-family-generic="swiss"/>
    <style:font-face style:name="Arial" svg:font-family="Arial" style:font-adornments="Regular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Arial" fo:font-family="Arial" style:font-style-name="Regular" style:font-family-generic="swiss" fo:language="de" fo:country="D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fo:color="#000000" style:font-name="Arial1" fo:font-family="Arial" style:font-family-generic="roman" style:font-pitch="variable" fo:font-size="12pt" fo:language="en" fo:country="US" style:font-name-asian="Arial4" style:font-family-asian="Arial" style:font-family-generic-asian="system" style:font-pitch-asian="variable" style:font-size-asian="12pt" style:language-asian="zh" style:country-asian="CN" style:font-name-complex="Arial4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class="index">
      <style:paragraph-properties fo:margin-top="0.1665in" fo:margin-bottom="0in" style:contextual-spacing="false" fo:line-height="108%" fo:keep-together="always" fo:orphans="2" fo:widows="2" fo:hyphenation-ladder-count="no-limit" style:vertical-align="auto"/>
      <style:text-properties fo:color="#2e74b5" style:font-name="Calibri Light" fo:font-family="'Calibri Light'" style:font-family-generic="swiss" style:font-pitch="variable" fo:font-size="16pt" fo:font-weight="normal" style:font-size-asian="16pt" style:font-weight-asian="normal" style:font-name-complex="DejaVu Sans" style:font-family-complex="'DejaVu Sans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Title2" style:family="paragraph" style:parent-style-name="Heading" style:default-outline-level="">
      <style:paragraph-properties fo:margin-top="0.0402in" fo:margin-bottom="0.0799in" style:contextual-spacing="false"/>
      <style:text-properties fo:font-size="14pt" fo:language="de" fo:country="DE" fo:font-weight="bold" style:font-size-asian="18pt" style:font-weight-asian="bold" style:font-size-complex="18pt"/>
    </style:style>
    <style:style style:name="Title_20_1" style:display-name="Title 1" style:family="paragraph" style:parent-style-name="Title2" style:default-outline-level="">
      <style:text-properties style:font-name="Arial2" fo:font-family="Arial" style:font-family-generic="swiss" style:font-pitch="variable" fo:language="de" fo:country="DE" style:font-name-asian="Arial4" style:font-family-asian="Arial" style:font-family-generic-asian="system" style:font-pitch-asian="variable" style:font-name-complex="Arial4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style:contextual-spacing="false"/>
      <style:text-properties fo:font-weight="bold" style:font-weight-asian="bold" style:font-weight-complex="bold"/>
    </style:style>
    <style:style style:name="Title_20_2" style:display-name="Title 2" style:family="paragraph" style:parent-style-name="Heading_20_2" style:default-outline-level="">
      <style:text-properties style:font-name="Arial2" fo:font-family="Arial" style:font-family-generic="swiss" style:font-pitch="variable" fo:language="de" fo:country="DE" style:font-name-asian="Arial4" style:font-family-asian="Arial" style:font-family-generic-asian="system" style:font-pitch-asian="variable" style:font-name-complex="Arial4" style:font-family-complex="Arial" style:font-family-generic-complex="system" style:font-pitch-complex="variable"/>
    </style:style>
    <style:style style:name="Text_20_body_20_indent" style:display-name="Text body indent" style:family="paragraph" style:parent-style-name="Text_20_body" style:default-outline-level="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itle" style:family="paragraph" style:parent-style-name="Heading" style:class="chapter">
      <style:text-properties fo:font-size="18pt" fo:language="de" fo:country="DE" fo:font-weight="bold"/>
    </style:style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Standard_20_Char" style:display-name="Standard Char" style:family="text" style:parent-style-name="Default_20_Paragraph_20_Font">
      <style:text-properties style:font-name="Liberation Serif" fo:font-family="'Liberation Serif'" style:font-family-generic="roman" style:font-pitch="variable" fo:font-size="12pt" style:font-name-asian="宋体" style:font-family-asian="宋体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_20_Char" style:display-name="Heading Char" style:family="text" style:parent-style-name="Standard_20_Char"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 style:language-complex="hi" style:country-complex="IN"/>
    </style:style>
    <style:style style:name="Title2_20_Char" style:display-name="Title2 Char" style:family="text" style:parent-style-name="Heading_20_Char">
      <style:text-properties style:font-name="Liberation Sans1" fo:font-family="'Liberation Sans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 style:language-complex="hi" style:country-complex="IN"/>
    </style:style>
    <style:style style:name="Title_20_1_20_Char" style:display-name="Title 1 Char" style:family="text" style:parent-style-name="Title2_20_Char">
      <style:text-properties style:font-name="Arial1" fo:font-family="Arial" style:font-family-generic="roman" style:font-pitch="variable" fo:font-size="18pt" fo:language="de" fo:country="DE" fo:font-weight="bold" style:font-name-asian="Arial4" style:font-family-asian="Arial" style:font-family-generic-asian="system" style:font-pitch-asian="variable" style:font-size-asian="18pt" style:font-weight-asian="bold" style:font-name-complex="Arial4" style:font-family-complex="Arial" style:font-family-generic-complex="system" style:font-pitch-complex="variable" style:font-size-complex="18pt" style:language-complex="hi" style:country-complex="IN"/>
    </style:style>
    <style:style style:name="Text_20_body_20_Char" style:display-name="Text body Char" style:family="text" style:parent-style-name="Standard_20_Char">
      <style:text-properties style:font-name="Liberation Sans1" fo:font-family="'Liberation Sans'" style:font-family-generic="roman" style:font-pitch="variable" fo:font-size="12pt" style:font-name-asian="Liberation Sans2" style:font-family-asian="'Liberation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Text_20_Body_20_Char" style:display-name="Text Body Char" style:family="text" style:parent-style-name="Text_20_body_20_Char">
      <style:text-properties style:font-name="Arial1" fo:font-family="Arial" style:font-family-generic="roman" style:font-pitch="variable" fo:font-size="12pt" fo:language="de" fo:country="DE" style:font-name-asian="Arial4" style:font-family-asian="Arial" style:font-family-generic-asian="system" style:font-pitch-asian="variable" style:font-size-asian="12pt" style:font-name-complex="Arial4" style:font-family-complex="Arial" style:font-family-generic-complex="system" style:font-pitch-complex="variable" style:font-size-complex="12pt" style:language-complex="hi" style:country-complex="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80caab" officeooo:paragraph-rsid="0080ca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page-number text:select-page="current">1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4:56:45.067767812</meta:creation-date>
    <meta:generator>LibreOffice/4.2.8.2$Linux_X86_64 LibreOffice_project/420m0$Build-2</meta:generator>
    <dc:date>2017-01-10T16:44:49.224420270</dc:date>
    <meta:editing-duration>PT10H24M43S</meta:editing-duration>
    <meta:editing-cycles>72</meta:editing-cycles>
    <meta:document-statistic meta:table-count="1" meta:image-count="0" meta:object-count="0" meta:page-count="3" meta:paragraph-count="58" meta:word-count="224" meta:character-count="2303" meta:non-whitespace-character-count="2127"/>
  </office:meta>
</office:document-meta>
</file>